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000000020078E0C5CCAA3328BC.jpg" manifest:media-type="image/jpe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1" svg:font-family="AndaleMono"/>
    <style:font-face style:name="Menlo-Regular" svg:font-family="Menlo-Regular"/>
    <style:font-face style:name="FreeMono1" svg:font-family="FreeMono" style:font-family-generic="modern" style:font-pitch="fixed"/>
    <style:font-face style:name="AndaleMono" svg:font-family="AndaleMono" style:font-pitch="variable"/>
    <style:font-face style:name="Arial3" svg:font-family="Arial" style:font-pitch="variable"/>
    <style:font-face style:name="Lucida Sans1" svg:font-family="'Lucida Sans'" style:font-pitch="variable"/>
    <style:font-face style:name="SimSun1" svg:font-family="SimSun" style:font-pitch="variable"/>
    <style:font-face style:name="American Typewriter" svg:font-family="'American Typewriter'" style:font-family-generic="modern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d7" draw:textarea-horizontal-align="justify" draw:textarea-vertical-align="top" draw:auto-grow-height="false" fo:min-height="8.15cm" fo:min-width="22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2.6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0.49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1.143cm"/>
    </style:style>
    <style:style style:name="gr7" style:family="graphic" style:parent-style-name="standard">
      <style:graphic-properties draw:fill-color="#ffffd7" draw:textarea-horizontal-align="justify" draw:textarea-vertical-align="top" draw:auto-grow-height="false" fo:min-height="9.75cm" fo:min-width="22.3cm"/>
    </style:style>
    <style:style style:name="gr8" style:family="graphic" style:parent-style-name="standard">
      <style:graphic-properties draw:fill-color="#ffffd7" draw:textarea-horizontal-align="justify" draw:textarea-vertical-align="top" draw:auto-grow-height="false" fo:min-height="10.65cm" fo:min-width="22.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0" style:family="graphic" style:parent-style-name="standard">
      <style:graphic-properties draw:fill-color="#ffffd7" draw:textarea-horizontal-align="justify" draw:textarea-vertical-align="top" draw:auto-grow-height="false" fo:min-height="8.75cm" fo:min-width="22.3cm"/>
    </style:style>
    <style:style style:name="gr11" style:family="graphic" style:parent-style-name="standard">
      <style:graphic-properties draw:fill-color="#ffffd7" draw:textarea-horizontal-align="justify" draw:textarea-vertical-align="top" draw:auto-grow-height="false" fo:min-height="13.95cm" fo:min-width="22.3cm"/>
    </style:style>
    <style:style style:name="gr12" style:family="graphic" style:parent-style-name="standard">
      <style:graphic-properties draw:stroke="none" svg:stroke-color="#000000" draw:fill="bitmap" draw:fill-color="#ffffff" draw:fill-image-name="Painted_20_White" draw:auto-grow-height="true" draw:auto-grow-width="false" fo:max-height="0cm" fo:min-height="3.568cm"/>
    </style:style>
    <style:style style:name="gr13" style:family="graphic" style:parent-style-name="standard">
      <style:graphic-properties draw:stroke="none" svg:stroke-color="#000000" draw:fill="bitmap" draw:fill-color="#ffffff" draw:fill-image-name="Painted_20_White" draw:auto-grow-height="true" draw:auto-grow-width="false" fo:max-height="0cm" fo:min-height="8.348cm"/>
    </style:style>
    <style:style style:name="gr14" style:family="graphic" style:parent-style-name="standard">
      <style:graphic-properties draw:fill-color="#ffffd7" draw:textarea-horizontal-align="justify" draw:textarea-vertical-align="top" draw:auto-grow-height="false" fo:min-height="14.15cm" fo:min-width="22.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534cm"/>
    </style:style>
    <style:style style:name="gr16" style:family="graphic" style:parent-style-name="objectwithoutfill">
      <style:graphic-properties svg:stroke-width="0.053cm" svg:stroke-color="#ff0000" draw:marker-start-width="0.279cm" draw:marker-end="Arrow" draw:marker-end-width="0.379cm" draw:fill="none" draw:textarea-vertical-align="middle" fo:padding-top="0.026cm" fo:padding-bottom="0.026cm" fo:padding-left="0.026cm" fo:padding-right="0.026cm"/>
    </style:style>
    <style:style style:name="gr17" style:family="graphic" style:parent-style-name="standard">
      <style:graphic-properties draw:fill-color="#ffffd7" draw:textarea-horizontal-align="justify" draw:textarea-vertical-align="top" draw:auto-grow-height="false" fo:min-height="15.75cm" fo:min-width="22.3cm"/>
    </style:style>
    <style:style style:name="gr18" style:family="graphic" style:parent-style-name="standard">
      <style:graphic-properties draw:stroke="none" svg:stroke-color="#000000" draw:fill="bitmap" draw:fill-color="#ffffff" draw:fill-image-name="Painted_20_White" draw:auto-grow-height="true" draw:auto-grow-width="false" fo:max-height="0cm" fo:min-height="4.55cm"/>
    </style:style>
    <style:style style:name="gr19" style:family="graphic" style:parent-style-name="standard">
      <style:graphic-properties draw:fill-color="#ffffd7" draw:textarea-horizontal-align="justify" draw:textarea-vertical-align="top" draw:auto-grow-height="false" fo:min-height="15.45cm" fo:min-width="22.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fill-color="#ffffd7" draw:textarea-horizontal-align="justify" draw:textarea-vertical-align="top" draw:auto-grow-height="false" fo:min-height="4.15cm" fo:min-width="22.3cm"/>
    </style:style>
    <style:style style:name="gr22" style:family="graphic" style:parent-style-name="standard">
      <style:graphic-properties draw:fill-color="#ffffd7" draw:textarea-horizontal-align="justify" draw:textarea-vertical-align="top" draw:auto-grow-height="false" fo:min-height="16.45cm" fo:min-width="22.3cm"/>
    </style:style>
    <style:style style:name="gr23" style:family="graphic" style:parent-style-name="standard">
      <style:graphic-properties draw:fill-color="#ffffd7" draw:textarea-horizontal-align="justify" draw:textarea-vertical-align="top" draw:auto-grow-height="false" fo:min-height="7.95cm" fo:min-width="22.3cm"/>
    </style:style>
    <style:style style:name="gr24" style:family="graphic" style:parent-style-name="standard">
      <style:graphic-properties draw:fill-color="#ffffd7" draw:textarea-horizontal-align="justify" draw:textarea-vertical-align="top" draw:auto-grow-height="false" fo:min-height="10.55cm" fo:min-width="22.3cm"/>
    </style:style>
    <style:style style:name="gr25" style:family="graphic" style:parent-style-name="standard">
      <style:graphic-properties draw:fill-color="#ffffd7" draw:textarea-horizontal-align="justify" draw:textarea-vertical-align="top" draw:auto-grow-height="false" fo:min-height="13.45cm" fo:min-width="22.3cm"/>
    </style:style>
    <style:style style:name="gr26" style:family="graphic" style:parent-style-name="standard">
      <style:graphic-properties draw:fill-color="#ffffd7" draw:textarea-horizontal-align="justify" draw:textarea-vertical-align="top" draw:auto-grow-height="false" fo:min-height="6.75cm" fo:min-width="22.3cm"/>
    </style:style>
    <style:style style:name="gr27" style:family="graphic" style:parent-style-name="standard">
      <style:graphic-properties draw:fill-color="#ffffd7" draw:textarea-horizontal-align="justify" draw:textarea-vertical-align="top" draw:auto-grow-height="false" fo:min-height="0.95cm" fo:min-width="22.3cm"/>
    </style:style>
    <style:style style:name="gr28" style:family="graphic" style:parent-style-name="standard">
      <style:graphic-properties draw:fill-color="#ffffd7" draw:textarea-horizontal-align="justify" draw:textarea-vertical-align="top" draw:auto-grow-height="false" fo:min-height="9.55cm" fo:min-width="22.3cm"/>
    </style:style>
    <style:style style:name="pr1" style:family="presentation" style:parent-style-name="Default-subtitle">
      <style:graphic-properties draw:fill-color="#ffffff" fo:min-height="12.4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363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start"/>
      <style:text-properties fo:font-size="36pt" style:font-size-asian="36pt" style:font-size-complex="36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  <style:text-properties fo:color="#008000" style:font-name="American Typewriter" fo:font-size="40pt" style:font-size-asian="40pt" style:font-size-complex="4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start"/>
    </style:style>
    <style:style style:name="P7" style:family="paragraph">
      <loext:graphic-properties draw:fill-color="#ffffd7"/>
      <style:paragraph-properties fo:text-align="start"/>
      <style:text-properties style:font-name="Courier" fo:font-size="14pt" style:font-size-asian="14pt" style:font-size-complex="14pt"/>
    </style:style>
    <style:style style:name="P8" style:family="paragraph">
      <loext:graphic-properties draw:fill="none" draw:fill-color="#ffffff"/>
      <style:text-properties style:font-name="FreeMono1"/>
    </style:style>
    <style:style style:name="P9" style:family="paragraph">
      <loext:graphic-properties draw:fill="none" draw:fill-color="#ffffff"/>
      <style:text-properties fo:color="#800080"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color="#800080"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none" draw:fill-color="#ffffff"/>
      <style:text-properties fo:color="#800080" fo:font-weight="bold" style:font-weight-asian="bold" style:font-weight-complex="bold"/>
    </style:style>
    <style:style style:name="P12" style:family="paragraph">
      <loext:graphic-properties draw:fill-color="#ffffd7"/>
      <style:paragraph-properties fo:text-align="start"/>
      <style:text-properties style:font-name="Courier" fo:font-size="12pt" style:font-size-asian="12pt" style:font-size-complex="12pt"/>
    </style:style>
    <style:style style:name="P1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4" style:family="paragraph">
      <style:paragraph-properties style:text-autospace="none"/>
    </style:style>
    <style:style style:name="P15" style:family="paragraph">
      <loext:graphic-properties draw:fill="bitmap" draw:fill-color="#ffffff" draw:fill-image-name="Painted_20_White"/>
    </style:style>
    <style:style style:name="P16" style:family="paragraph">
      <style:text-properties fo:color="#ff0000" fo:font-weight="bold" style:font-weight-asian="bold" style:font-weight-complex="bold"/>
    </style:style>
    <style:style style:name="P17" style:family="paragraph">
      <loext:graphic-properties draw:fill="none" draw:fill-color="#ffffff"/>
      <style:text-properties fo:color="#ff0000" fo:font-weight="bold" style:font-weight-asian="bold" style:font-weight-complex="bold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2fff12" style:font-name="AndaleMono1" fo:font-size="12pt" style:font-name-asian="AndaleMono1" style:font-size-asian="12pt" style:font-name-complex="AndaleMono1" style:font-size-complex="12pt"/>
    </style:style>
    <style:style style:name="P20" style:family="paragraph">
      <style:paragraph-properties style:text-autospace="none"/>
      <style:text-properties fo:color="#2fff12" style:font-name="AndaleMono1" fo:font-size="12pt" style:font-name-asian="AndaleMono1" style:font-size-asian="12pt" style:font-name-complex="AndaleMono1" style:font-size-complex="12pt"/>
    </style:style>
    <style:style style:name="P21" style:family="paragraph">
      <style:text-properties fo:color="#ff8000" fo:font-weight="bold" style:font-weight-asian="bold" style:font-weight-complex="bold"/>
    </style:style>
    <style:style style:name="P22" style:family="paragraph">
      <loext:graphic-properties draw:fill="none" draw:fill-color="#ffffff"/>
      <style:text-properties fo:color="#ff8000" fo:font-weight="bold" style:font-weight-asian="bold" style:font-weight-complex="bold"/>
    </style:style>
    <style:style style:name="P23" style:family="paragraph">
      <loext:graphic-properties draw:fill-color="#ffffd7"/>
      <style:paragraph-properties fo:text-align="start"/>
      <style:text-properties fo:color="#000000" style:font-name="Courier" fo:font-size="18pt" fo:font-weight="normal" style:font-size-asian="18pt" style:font-weight-asian="normal" style:font-size-complex="18pt" style:font-weight-complex="normal"/>
    </style:style>
    <style:style style:name="P24" style:family="paragraph">
      <style:paragraph-properties fo:text-align="start"/>
      <style:text-properties fo:font-size="12pt" style:font-size-asian="12pt" style:font-size-complex="12pt"/>
    </style:style>
    <style:style style:name="P2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a30003" style:font-name="Menlo-Regular" fo:font-size="32pt" style:font-name-asian="Menlo-Regular" style:font-size-asian="32pt" style:font-name-complex="Menlo-Regular" style:font-size-complex="32pt"/>
    </style:style>
    <style:style style:name="P26" style:family="paragraph">
      <style:paragraph-properties style:text-autospace="none"/>
      <style:text-properties fo:color="#a30003" style:font-name="Menlo-Regular" fo:font-size="32pt" style:font-name-asian="Menlo-Regular" style:font-size-asian="32pt" style:font-name-complex="Menlo-Regular" style:font-size-complex="32pt"/>
    </style:style>
    <style:style style:name="P27" style:family="paragraph">
      <loext:graphic-properties draw:fill-color="#ffffd7"/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a30003" style:font-name="Menlo-Regular" fo:font-size="32pt" style:font-name-asian="Menlo-Regular" style:font-size-asian="32pt" style:font-name-complex="Menlo-Regular" style:font-size-complex="32pt"/>
    </style:style>
    <style:style style:name="P28" style:family="paragraph">
      <loext:graphic-properties draw:fill="none" draw:fill-color="#ffffff"/>
    </style:style>
    <style:style style:name="T1" style:family="text">
      <style:text-properties fo:color="#000080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ff6633" fo:font-size="36pt" style:font-size-asian="36pt" style:font-size-complex="36pt"/>
    </style:style>
    <style:style style:name="T4" style:family="text">
      <style:text-properties fo:color="#ff6633" fo:font-size="20pt" style:font-size-asian="20pt" style:font-size-complex="20pt"/>
    </style:style>
    <style:style style:name="T5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008000" style:font-name="American Typewriter" fo:font-size="40pt" style:font-size-asian="40pt" style:font-size-complex="40pt"/>
    </style:style>
    <style:style style:name="T7" style:family="text">
      <style:text-properties fo:color="#008000" style:font-name="American Typewriter" fo:font-size="40pt" fo:font-style="italic" style:font-size-asian="40pt" style:font-style-asian="italic" style:font-size-complex="40pt" style:font-style-complex="italic"/>
    </style:style>
    <style:style style:name="T8" style:family="text">
      <style:text-properties fo:color="#000000" style:font-name="Arial2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color="#ff8000" style:font-name="Arial2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0000" style:font-name="Arial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1" style:family="text">
      <style:text-properties fo:color="#2a6099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a933" style:font-name="Arial2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ff8000" style:font-name="Courier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style:font-name="Courier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color="#ff0000" style:font-name="Arial2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000000" style:text-outline="false" style:text-line-through-style="none" style:text-line-through-type="none" style:font-name="Arial2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0000" style:text-outline="false" style:text-line-through-style="none" style:text-line-through-type="none" style:font-name="Arial2" fo:font-size="20pt" fo:font-style="normal" fo:text-shadow="none" style:text-underline-style="none" fo:font-weight="bold" style:letter-kerning="true" style:font-name-asian="SimSun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font-name="Courier" fo:font-size="14pt" style:font-size-asian="14pt" style:font-size-complex="14pt"/>
    </style:style>
    <style:style style:name="T19" style:family="text">
      <style:text-properties style:font-name="FreeMono1"/>
    </style:style>
    <style:style style:name="T20" style:family="text">
      <style:text-properties fo:color="#800080"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ff0000" style:font-name="Courier" fo:font-size="14pt" fo:font-weight="bold" style:font-size-asian="14pt" style:font-weight-asian="bold" style:font-size-complex="14pt" style:font-weight-complex="bold"/>
    </style:style>
    <style:style style:name="T22" style:family="text">
      <style:text-properties style:font-name="Arial2" fo:font-size="20pt" style:font-size-asian="20pt" style:font-size-complex="20pt"/>
    </style:style>
    <style:style style:name="T23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24" style:family="text">
      <style:text-properties fo:color="#ff8000" fo:font-size="20pt" fo:font-weight="bold" style:font-size-asian="20pt" style:font-weight-asian="bold" style:font-size-complex="20pt" style:font-weight-complex="bold"/>
    </style:style>
    <style:style style:name="T25" style:family="text">
      <style:text-properties fo:color="#2a6099" style:font-name="Arial2"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800080" fo:font-weight="bold" style:font-weight-asian="bold" style:font-weight-complex="bold"/>
    </style:style>
    <style:style style:name="T27" style:family="text">
      <style:text-properties style:font-name="Courier" fo:font-size="12pt" style:font-size-asian="12pt" style:font-size-complex="12pt"/>
    </style:style>
    <style:style style:name="T28" style:family="text">
      <style:text-properties fo:color="#800080" style:font-name="AndaleMono1" fo:font-size="12pt" style:font-name-asian="AndaleMono1" style:font-size-asian="12pt" style:font-name-complex="AndaleMono1" style:font-size-complex="12pt"/>
    </style:style>
    <style:style style:name="T29" style:family="text">
      <style:text-properties fo:color="#ff0000" style:font-name="Courier" fo:font-size="12pt" fo:font-weight="bold" style:font-size-asian="12pt" style:font-weight-asian="bold" style:font-size-complex="12pt" style:font-weight-complex="bold"/>
    </style:style>
    <style:style style:name="T30" style:family="text">
      <style:text-properties fo:color="#ff0000" fo:font-weight="bold" style:font-weight-asian="bold" style:font-weight-complex="bold"/>
    </style:style>
    <style:style style:name="T31" style:family="text">
      <style:text-properties fo:color="#ff8000" style:font-name="Arial2" fo:font-size="20pt" fo:font-weight="bold" fo:background-color="transparent" style:font-size-asian="20pt" style:font-weight-asian="bold" style:font-size-complex="20pt" style:font-weight-complex="bold"/>
    </style:style>
    <style:style style:name="T32" style:family="text">
      <style:text-properties fo:color="#ff8000" fo:font-weight="bold" style:font-weight-asian="bold" style:font-weight-complex="bold"/>
    </style:style>
    <style:style style:name="T33" style:family="text">
      <style:text-properties fo:color="#000000" style:font-name="Courier" fo:font-size="18pt" fo:font-weight="normal" style:font-size-asian="18pt" style:font-weight-asian="normal" style:font-size-complex="18pt" style:font-weight-complex="normal"/>
    </style:style>
    <style:style style:name="T34" style:family="text">
      <style:text-properties fo:color="#ff8000" style:text-outline="false" style:text-line-through-style="none" style:text-line-through-type="none" style:font-name="Arial2" fo:font-size="20pt" fo:font-style="normal" fo:text-shadow="none" style:text-underline-style="none" fo:font-weight="bold" style:letter-kerning="true" style:font-name-asian="SimSun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ff8000" style:text-outline="false" style:text-line-through-style="none" style:text-line-through-type="none" style:font-name="Courier" fo:font-size="20pt" fo:font-style="normal" fo:text-shadow="none" style:text-underline-style="none" fo:font-weight="bold" style:letter-kerning="true" style:font-name-asian="SimSun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55308d" style:text-outline="false" style:text-line-through-style="none" style:text-line-through-type="none" style:font-name="Arial2" fo:font-size="20pt" fo:font-style="normal" fo:text-shadow="none" style:text-underline-style="none" fo:font-weight="bold" style:letter-kerning="true" style:font-name-asian="SimSun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2a6099" style:text-outline="false" style:text-line-through-style="none" style:text-line-through-type="none" style:font-name="Arial2" fo:font-size="20pt" fo:font-style="normal" fo:text-shadow="none" style:text-underline-style="none" fo:font-weight="bold" style:letter-kerning="true" style:font-name-asian="SimSun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 - COURS 7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12.479cm" svg:x="1.4cm" svg:y="3.364cm" presentation:class="subtitle" presentation:user-transformed="true">
          <draw:text-box>
            <text:p><text:span text:style-name="T1">Langage C</text:span></text:p>
            <text:p text:style-name="P1"><text:span text:style-name="T2"/></text:p>
            <text:p text:style-name="P1"><text:span text:style-name="T3">Arnaud Sangnier</text:span></text:p>
            <text:p text:style-name="P1"><text:span text:style-name="T4">sangnier@irif.fr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5">Manipulation de fichiers texte</text:span></text:p>
            <text:p text:style-name="P1"><text:span text:style-name="T5">Modularités du 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Les fichiers vues comme des </text:span><text:span text:style-name="T7">streams</text:span></text:p>
          </draw:text-box>
        </draw:frame>
        <draw:frame presentation:style-name="pr4" draw:text-style-name="P5" draw:layer="layout" svg:width="25.199cm" svg:height="13.8cm" svg:x="1.401cm" svg:y="5.2cm" presentation:class="outline" presentation:user-transformed="true">
          <draw:text-box>
            <text:list text:style-name="L2">
              <text:list-item>
                <text:p><text:span text:style-name="T8">On va voir comment manipuler des fichiers pour lire et écrire dedans</text:span></text:p>
              </text:list-item>
              <text:list-item>
                <text:p><text:span text:style-name="T8">Les accès aux fichiers présentés ici se font via des buffers (mémoire tampon) pour limiter l’accès au disque</text:span></text:p>
              </text:list-item>
              <text:list-item>
                <text:p><text:span text:style-name="T8">Pour manipuler un fichier on a besoin des informations suivantes :</text:span></text:p>
                <text:list>
                  <text:list-item>
                    <text:p><text:span text:style-name="T8">l’adresse du buffer où se trouve le fichier</text:span></text:p>
                  </text:list-item>
                  <text:list-item>
                    <text:p><text:span text:style-name="T8">la position de la tête de lecture (à quel endroit on est en train de lire/écrire)</text:span></text:p>
                  </text:list-item>
                  <text:list-item>
                    <text:p><text:span text:style-name="T8">le mode d’accès au fichier (lecture/écriture)</text:span></text:p>
                  </text:list-item>
                </text:list>
              </text:list-item>
              <text:list-item>
                <text:p><text:span text:style-name="T8">Ces informations sont stockées dans un objet de type </text:span><text:span text:style-name="T9">FILE *</text:span><text:span text:style-name="T8"> défini dans </text:span><text:span text:style-name="T9">&lt;stdio.h&gt;</text:span></text:p>
              </text:list-item>
              <text:list-item>
                <text:p><text:span text:style-name="T8">Un tel objet est appelé flux de donnée, </text:span><text:span text:style-name="T10">stream </text:span><text:span text:style-name="T8">en anglais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Ouvrir un fichier</text:span></text:p>
          </draw:text-box>
        </draw:frame>
        <draw:frame presentation:style-name="pr4" draw:text-style-name="P5" draw:layer="layout" svg:width="25.199cm" svg:height="13.8cm" svg:x="1.401cm" svg:y="4.2cm" presentation:class="outline" presentation:user-transformed="true">
          <draw:text-box>
            <text:list text:style-name="L2">
              <text:list-item>
                <text:p><text:span text:style-name="T8">Pour ouvrir un fichier on utilise la fonction ( </text:span><text:span text:style-name="T9">dans &lt;stdio.h&gt;</text:span><text:span text:style-name="T8">) :</text:span></text:p>
                <text:list>
                  <text:list-item>
                    <text:p><text:span text:style-name="T11">FILE *fopen(const char * restrict path, const char * restrict mode);</text:span></text:p>
                  </text:list-item>
                </text:list>
              </text:list-item>
              <text:list-item>
                <text:p><text:span text:style-name="T8">où path est le chemin du fichier (il peut être relatif ou absolu)</text:span></text:p>
              </text:list-item>
              <text:list-item>
                <text:p><text:span text:style-name="T8">et mode est le mode d’ouverture du fichier</text:span></text:p>
              </text:list-item>
              <text:list-item>
                <text:p><text:span text:style-name="T8">Si l’exécution ne se déroule pas correctement la fonction renvoie </text:span><text:span text:style-name="T9">NULL</text:span></text:p>
              </text:list-item>
              <text:list-item>
                <text:p><text:span text:style-name="T8">Le mode permet de préciser si l’on veut :</text:span></text:p>
                <text:list>
                  <text:list-item>
                    <text:p><text:span text:style-name="T8"><text:s/></text:span><text:span text:style-name="T8">écrire ou lire (ou les deux dans le fichier)</text:span></text:p>
                  </text:list-item>
                  <text:list-item>
                    <text:p><text:span text:style-name="T8">de dire si l’on veut créer ou non le fichier</text:span></text:p>
                  </text:list-item>
                  <text:list-item>
                    <text:p><text:span text:style-name="T8">si l’on veut garder ou effacer son contenu</text:span></text:p>
                  </text:list-item>
                  <text:list-item>
                    <text:p><text:span text:style-name="T8">ou se fait l’écriture, à la position courante ou à la fin du fichier</text:span></text:p>
                  </text:list-item>
                </text:list>
              </text:list-item>
              <text:list-item>
                <text:p><text:span text:style-name="T8">On va également distinguer si le fichier est un</text:span><text:span text:style-name="T12"> fichier texte</text:span><text:span text:style-name="T8"> ou un </text:span><text:span text:style-name="T12">fichier binaire</text:span><text:span text:style-name="T8"> (pour lequel ce qu’on lit/écrit n’est pas interprété comme du texte)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Modes pour les fichiers texte</text:span></text:p>
          </draw:text-box>
        </draw:frame>
        <draw:frame presentation:style-name="pr4" draw:text-style-name="P5" draw:layer="layout" svg:width="25.199cm" svg:height="13.8cm" svg:x="1.401cm" svg:y="4.2cm" presentation:class="outline" presentation:user-transformed="true">
          <draw:text-box>
            <text:list text:style-name="L2">
              <text:list-item>
                <text:p><text:span text:style-name="T13">"r" </text:span><text:span text:style-name="T14">: </text:span><text:span text:style-name="T8">ouverture d’un fichier texte en lecture</text:span></text:p>
              </text:list-item>
              <text:list-item>
                <text:p><text:span text:style-name="T13">"w"</text:span><text:span text:style-name="T14"> : </text:span><text:span text:style-name="T8">ouverture d’un fichier texte en écriture</text:span></text:p>
              </text:list-item>
              <text:list-item>
                <text:p><text:span text:style-name="T13">"a"</text:span><text:span text:style-name="T14"> : </text:span><text:span text:style-name="T8">ouverture d’un fichier texte en <text:s/>écriture à la fin</text:span></text:p>
              </text:list-item>
              <text:list-item>
                <text:p><text:span text:style-name="T13">"r+" </text:span><text:span text:style-name="T14">: </text:span><text:span text:style-name="T8">ouverture d’un fichier texte en lecture/écriture</text:span></text:p>
              </text:list-item>
              <text:list-item>
                <text:p><text:span text:style-name="T13">"w+"</text:span><text:span text:style-name="T14"> : </text:span><text:span text:style-name="T8">ouverture d’un fichier texte en lecture/écriture</text:span></text:p>
              </text:list-item>
              <text:list-item>
                <text:p><text:span text:style-name="T13">"a+"</text:span><text:span text:style-name="T14"> : </text:span><text:span text:style-name="T8">ouverture d’un fichier texte en lecture/écriture à la fin</text:span></text:p>
              </text:list-item>
              <text:list-item>
                <text:p><text:span text:style-name="T8">Spéficités :</text:span></text:p>
                <text:list>
                  <text:list-item>
                    <text:p><text:span text:style-name="T8">Si le mode contient </text:span><text:span text:style-name="T15">r</text:span><text:span text:style-name="T8">, </text:span><text:span text:style-name="T15">le fichier doit exister</text:span></text:p>
                  </text:list-item>
                  <text:list-item>
                    <text:p><text:span text:style-name="T8">Si le mode contient </text:span><text:span text:style-name="T15">w</text:span><text:span text:style-name="T8">, le fichier peut ne pas exister. Dans ce cas, il sera créé, sinon </text:span><text:span text:style-name="T15">son contenu sera effacé</text:span></text:p>
                  </text:list-item>
                  <text:list-item>
                    <text:p><text:span text:style-name="T16">Si le mode contient </text:span><text:span text:style-name="T17">a</text:span><text:span text:style-name="T16">, le fichier peut ne pas exister. </text:span><text:span text:style-name="T8"><text:s/>Dans ce cas, il sera créé, sinon </text:span><text:span text:style-name="T15">les données seront ajoutées à la fin</text:span></text:p>
                  </text:list-item>
                </text:list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Fermeture du flux</text:span></text:p>
          </draw:text-box>
        </draw:frame>
        <draw:frame presentation:style-name="pr4" draw:text-style-name="P5" draw:layer="layout" svg:width="25.199cm" svg:height="13.8cm" svg:x="1.401cm" svg:y="4.2cm" presentation:class="outline" presentation:user-transformed="true">
          <draw:text-box>
            <text:list text:style-name="L2">
              <text:list-item>
                <text:p><text:span text:style-name="T8">Pour fermer un flux on utilise la fonction ( </text:span><text:span text:style-name="T9">dans &lt;stdio.h&gt;</text:span><text:span text:style-name="T8">) :</text:span></text:p>
                <text:list>
                  <text:list-item>
                    <text:p><text:span text:style-name="T11">int fclose(FILE *stream);</text:span></text:p>
                  </text:list-item>
                </text:list>
              </text:list-item>
              <text:list-item>
                <text:p><text:span text:style-name="T8">Si la fermeture se déroule correctement la fonction renvoie 0 sinon elle renvoie une valeur différente de 0 en mettant à jour errno</text:span></text:p>
              </text:list-item>
              <text:list-item>
                <text:p><text:span text:style-name="T8">Que l’appel à cette fonction se passe bien pas, le flux ne peut plus être utilisé après appel à cette fonction</text:span></text:p>
              </text:list-item>
              <text:list-item>
                <text:p><text:span text:style-name="T15">Il ne faut pas oublier de fermer les flux ouverts</text:span></text:p>
                <text:p><text:span text:style-name="T8"/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Exemple</text:span></text:p>
          </draw:text-box>
        </draw:frame>
        <draw:custom-shape draw:style-name="gr2" draw:text-style-name="P7" draw:layer="layout" svg:width="22.8cm" svg:height="8.4cm" svg:x="3cm" svg:y="4.8cm">
          <text:p text:style-name="P6"><text:span text:style-name="T18">#include &lt;stdio.h&gt;</text:span></text:p>
          <text:p text:style-name="P6"><text:span text:style-name="T18">#include &lt;stdlib.h&gt;</text:span></text:p>
          <text:p text:style-name="P6"><text:span text:style-name="T18"/></text:p>
          <text:p text:style-name="P6"><text:span text:style-name="T18">int main(){</text:span></text:p>
          <text:p text:style-name="P6"><text:span text:style-name="T18"><text:s text:c="2"/></text:span><text:span text:style-name="T18">FILE *flux=fopen("fic1.txt","r");</text:span></text:p>
          <text:p text:style-name="P6"><text:span text:style-name="T18"><text:s text:c="2"/></text:span><text:span text:style-name="T18">if(flux==NULL){</text:span></text:p>
          <text:p text:style-name="P6"><text:span text:style-name="T18"><text:s text:c="4"/></text:span><text:span text:style-name="T18">perror("Probleme ouverture de fichier");</text:span></text:p>
          <text:p text:style-name="P6"><text:span text:style-name="T18"><text:s text:c="2"/></text:span><text:span text:style-name="T18">}else{</text:span></text:p>
          <text:p text:style-name="P6"><text:span text:style-name="T18"><text:s text:c="4"/></text:span><text:span text:style-name="T18">/*Lecture du fichier*/</text:span></text:p>
          <text:p text:style-name="P6"><text:span text:style-name="T18"><text:s text:c="4"/></text:span><text:span text:style-name="T18">int r=fclose(flux);</text:span></text:p>
          <text:p text:style-name="P6"><text:span text:style-name="T18"><text:s text:c="4"/></text:span><text:span text:style-name="T18">if(r!=0){</text:span></text:p>
          <text:p text:style-name="P6"><text:span text:style-name="T18"><text:s text:c="6"/></text:span><text:span text:style-name="T18">perror("Probleme fermeture de fichier");</text:span></text:p>
          <text:p text:style-name="P6"><text:span text:style-name="T18"><text:s text:c="4"/></text:span><text:span text:style-name="T18">}</text:span></text:p>
          <text:p text:style-name="P6"><text:span text:style-name="T18"><text:s text:c="2"/></text:span><text:span text:style-name="T18">}</text:span></text:p>
          <text:p text:style-name="P6"><text:span text:style-name="T18"><text:s text:c="2"/></text:span></text:p>
          <text:p text:style-name="P6"><text:span text:style-name="T18">}</text:span></text:p>
          <text:p text:style-name="P6"><text:span text:style-name="T1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8.4cm" svg:height="0.971cm" svg:x="10.5cm" svg:y="13.8cm">
          <draw:text-box>
            <text:p><text:span text:style-name="T19">fichier1.c</text:span></text:p>
          </draw:text-box>
        </draw:frame>
        <draw:frame draw:style-name="gr4" draw:text-style-name="P9" draw:layer="layout" svg:width="23.104cm" svg:height="1.119cm" svg:x="2.5cm" svg:y="15.7cm">
          <draw:text-box>
            <text:p><text:span text:style-name="T20">Si le fichier fic1.txt n’existe pas, on aura un message d’erreu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Exemple</text:span></text:p>
          </draw:text-box>
        </draw:frame>
        <draw:custom-shape draw:style-name="gr2" draw:text-style-name="P7" draw:layer="layout" svg:width="22.8cm" svg:height="8.4cm" svg:x="3cm" svg:y="4.8cm">
          <text:p text:style-name="P6"><text:span text:style-name="T18">#include &lt;stdio.h&gt;</text:span></text:p>
          <text:p text:style-name="P6"><text:span text:style-name="T18">#include &lt;stdlib.h&gt;</text:span></text:p>
          <text:p text:style-name="P6"><text:span text:style-name="T18"/></text:p>
          <text:p text:style-name="P6"><text:span text:style-name="T18">int main(){</text:span></text:p>
          <text:p text:style-name="P6"><text:span text:style-name="T18"><text:s text:c="2"/></text:span><text:span text:style-name="T18">FILE *flux=fopen("fic2.txt","w+");</text:span></text:p>
          <text:p text:style-name="P6"><text:span text:style-name="T18"><text:s text:c="2"/></text:span><text:span text:style-name="T18">if(flux==NULL){</text:span></text:p>
          <text:p text:style-name="P6"><text:span text:style-name="T18"><text:s text:c="4"/></text:span><text:span text:style-name="T18">perror("Probleme ouverture de fichier");</text:span></text:p>
          <text:p text:style-name="P6"><text:span text:style-name="T18"><text:s text:c="2"/></text:span><text:span text:style-name="T18">}else{</text:span></text:p>
          <text:p text:style-name="P6"><text:span text:style-name="T18"><text:s text:c="4"/></text:span><text:span text:style-name="T18">/*Lecture du fichier*/</text:span></text:p>
          <text:p text:style-name="P6"><text:span text:style-name="T18"><text:s text:c="4"/></text:span><text:span text:style-name="T18">int r=fclose(flux);</text:span></text:p>
          <text:p text:style-name="P6"><text:span text:style-name="T18"><text:s text:c="4"/></text:span><text:span text:style-name="T18">if(r!=0){</text:span></text:p>
          <text:p text:style-name="P6"><text:span text:style-name="T18"><text:s text:c="6"/></text:span><text:span text:style-name="T18">perror("Probleme fermeture de fichier");</text:span></text:p>
          <text:p text:style-name="P6"><text:span text:style-name="T18"><text:s text:c="4"/></text:span><text:span text:style-name="T18">}</text:span></text:p>
          <text:p text:style-name="P6"><text:span text:style-name="T18"><text:s text:c="2"/></text:span><text:span text:style-name="T18">}</text:span></text:p>
          <text:p text:style-name="P6"><text:span text:style-name="T18"><text:s text:c="2"/></text:span></text:p>
          <text:p text:style-name="P6"><text:span text:style-name="T18">}</text:span></text:p>
          <text:p text:style-name="P6"><text:span text:style-name="T1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8.4cm" svg:height="0.971cm" svg:x="10.5cm" svg:y="13.8cm">
          <draw:text-box>
            <text:p><text:span text:style-name="T19">fichier2.c</text:span></text:p>
          </draw:text-box>
        </draw:frame>
        <draw:frame draw:style-name="gr5" draw:text-style-name="P9" draw:layer="layout" svg:width="20.991cm" svg:height="1.119cm" svg:x="2.5cm" svg:y="15.7cm">
          <draw:text-box>
            <text:p><text:span text:style-name="T20">Si le fichier fic2.txt n’existe pas, le programme le créer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Exemple</text:span></text:p>
          </draw:text-box>
        </draw:frame>
        <draw:custom-shape draw:style-name="gr2" draw:text-style-name="P7" draw:layer="layout" svg:width="22.8cm" svg:height="8.4cm" svg:x="3cm" svg:y="4.8cm">
          <text:p text:style-name="P6"><text:span text:style-name="T18">#include &lt;stdio.h&gt;</text:span></text:p>
          <text:p text:style-name="P6"><text:span text:style-name="T18">#include &lt;stdlib.h&gt;</text:span></text:p>
          <text:p text:style-name="P6"><text:span text:style-name="T18"/></text:p>
          <text:p text:style-name="P6"><text:span text:style-name="T18">int main(){</text:span></text:p>
          <text:p text:style-name="P6"><text:span text:style-name="T18"><text:s text:c="2"/></text:span><text:span text:style-name="T18">FILE *flux=fopen("</text:span><text:span text:style-name="T21">../fic3.txt</text:span><text:span text:style-name="T18">","w+");</text:span></text:p>
          <text:p text:style-name="P6"><text:span text:style-name="T18"><text:s text:c="2"/></text:span><text:span text:style-name="T18">if(flux==NULL){</text:span></text:p>
          <text:p text:style-name="P6"><text:span text:style-name="T18"><text:s text:c="4"/></text:span><text:span text:style-name="T18">perror("Probleme ouverture de fichier");</text:span></text:p>
          <text:p text:style-name="P6"><text:span text:style-name="T18"><text:s text:c="2"/></text:span><text:span text:style-name="T18">}else{</text:span></text:p>
          <text:p text:style-name="P6"><text:span text:style-name="T18"><text:s text:c="4"/></text:span><text:span text:style-name="T18">/*Lecture du fichier*/</text:span></text:p>
          <text:p text:style-name="P6"><text:span text:style-name="T18"><text:s text:c="4"/></text:span><text:span text:style-name="T18">int r=fclose(flux);</text:span></text:p>
          <text:p text:style-name="P6"><text:span text:style-name="T18"><text:s text:c="4"/></text:span><text:span text:style-name="T18">if(r!=0){</text:span></text:p>
          <text:p text:style-name="P6"><text:span text:style-name="T18"><text:s text:c="6"/></text:span><text:span text:style-name="T18">perror("Probleme fermeture de fichier");</text:span></text:p>
          <text:p text:style-name="P6"><text:span text:style-name="T18"><text:s text:c="4"/></text:span><text:span text:style-name="T18">}</text:span></text:p>
          <text:p text:style-name="P6"><text:span text:style-name="T18"><text:s text:c="2"/></text:span><text:span text:style-name="T18">}</text:span></text:p>
          <text:p text:style-name="P6"><text:span text:style-name="T18"><text:s text:c="2"/></text:span></text:p>
          <text:p text:style-name="P6"><text:span text:style-name="T18">}</text:span></text:p>
          <text:p text:style-name="P6"><text:span text:style-name="T18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Exemple</text:span></text:p>
          </draw:text-box>
        </draw:frame>
        <draw:custom-shape draw:style-name="gr2" draw:text-style-name="P7" draw:layer="layout" svg:width="22.8cm" svg:height="8.4cm" svg:x="3cm" svg:y="4.8cm">
          <text:p text:style-name="P6"><text:span text:style-name="T18">#include &lt;stdio.h&gt;</text:span></text:p>
          <text:p text:style-name="P6"><text:span text:style-name="T18">#include &lt;stdlib.h&gt;</text:span></text:p>
          <text:p text:style-name="P6"><text:span text:style-name="T18"/></text:p>
          <text:p text:style-name="P6"><text:span text:style-name="T18">int main(){</text:span></text:p>
          <text:p text:style-name="P6"><text:span text:style-name="T18"><text:s text:c="2"/></text:span><text:span text:style-name="T18">FILE *flux=fopen("</text:span><text:span text:style-name="T21">/Users/sangnier/cours/C/Tests/fic4.txt</text:span><text:span text:style-name="T18">","w+");</text:span></text:p>
          <text:p text:style-name="P6"><text:span text:style-name="T18"><text:s text:c="2"/></text:span><text:span text:style-name="T18">if(flux==NULL){</text:span></text:p>
          <text:p text:style-name="P6"><text:span text:style-name="T18"><text:s text:c="4"/></text:span><text:span text:style-name="T18">perror("Probleme ouverture de fichier");</text:span></text:p>
          <text:p text:style-name="P6"><text:span text:style-name="T18"><text:s text:c="2"/></text:span><text:span text:style-name="T18">}else{</text:span></text:p>
          <text:p text:style-name="P6"><text:span text:style-name="T18"><text:s text:c="4"/></text:span><text:span text:style-name="T18">/*Lecture du fichier*/</text:span></text:p>
          <text:p text:style-name="P6"><text:span text:style-name="T18"><text:s text:c="4"/></text:span><text:span text:style-name="T18">int r=fclose(flux);</text:span></text:p>
          <text:p text:style-name="P6"><text:span text:style-name="T18"><text:s text:c="4"/></text:span><text:span text:style-name="T18">if(r!=0){</text:span></text:p>
          <text:p text:style-name="P6"><text:span text:style-name="T18"><text:s text:c="6"/></text:span><text:span text:style-name="T18">perror("Probleme fermeture de fichier");</text:span></text:p>
          <text:p text:style-name="P6"><text:span text:style-name="T18"><text:s text:c="4"/></text:span><text:span text:style-name="T18">}</text:span></text:p>
          <text:p text:style-name="P6"><text:span text:style-name="T18"><text:s text:c="2"/></text:span><text:span text:style-name="T18">}</text:span></text:p>
          <text:p text:style-name="P6"><text:span text:style-name="T18"><text:s text:c="2"/></text:span></text:p>
          <text:p text:style-name="P6"><text:span text:style-name="T18">}</text:span></text:p>
          <text:p text:style-name="P6"><text:span text:style-name="T1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0" draw:layer="layout" svg:width="21.643cm" svg:height="1.987cm" svg:x="3.7cm" svg:y="14.4cm">
          <draw:text-box>
            <text:p text:style-name="P1"><text:span text:style-name="T20">Ce programme peut faire une erreur si il y a un problème</text:span></text:p>
            <text:p text:style-name="P1"><text:span text:style-name="T20"><text:s/></text:span><text:span text:style-name="T20">dans le chemin (par exemple, les dossiers n’existent p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Lecture dans un fichier texte</text:span></text:p>
          </draw:text-box>
        </draw:frame>
        <draw:frame presentation:style-name="pr4" draw:text-style-name="P5" draw:layer="layout" svg:width="25.199cm" svg:height="13.8cm" svg:x="1.401cm" svg:y="4.2cm" presentation:class="outline" presentation:user-transformed="true">
          <draw:text-box>
            <text:list text:style-name="L2">
              <text:list-item>
                <text:p><text:span text:style-name="T22">Pour lire caractère par caractère dans un fichier texte :</text:span></text:p>
                <text:list>
                  <text:list-item>
                    <text:p><text:span text:style-name="T11">int fgetc(FILE *stream);</text:span></text:p>
                  </text:list-item>
                  <text:list-item>
                    <text:p><text:span text:style-name="T8">Cette fonction retourne le caractère lu et elle retourne EOF en cas d’erreur ou si elle atteint la fin du fichier.</text:span></text:p>
                  </text:list-item>
                </text:list>
              </text:list-item>
              <text:list-item>
                <text:p><text:span text:style-name="T8">Pour lire une ligne :</text:span></text:p>
                <text:list>
                  <text:list-item>
                    <text:p><text:span text:style-name="T11">char *fgets(char * restrict str, int size, FILE * restrict stream);</text:span></text:p>
                  </text:list-item>
                  <text:list-item>
                    <text:p><text:span text:style-name="T23">Cette fonction lit au plus </text:span><text:span text:style-name="T11">size-1</text:span><text:span text:style-name="T23"> caractères et les met dans la chaîne str</text:span></text:p>
                  </text:list-item>
                  <text:list-item>
                    <text:p><text:span text:style-name="T23">La lecture s’arrête si elle rencontre le caractère ‘\n’ avant ou si elle atteint la fin du fichier</text:span></text:p>
                  </text:list-item>
                  <text:list-item>
                    <text:p><text:span text:style-name="T23">Le caractère ‘\n’ est mis dans la chaîne str</text:span></text:p>
                  </text:list-item>
                  <text:list-item>
                    <text:p><text:span text:style-name="T23">Elle rajoute le caractère ‘\0’ à la fin</text:span></text:p>
                  </text:list-item>
                  <text:list-item>
                    <text:p><text:span text:style-name="T23">Elle retourne NULL en cas d’erreur ou si elle atteint la fin du fichier </text:span></text:p>
                  </text:list-item>
                  <text:list-item>
                    <text:p><text:span text:style-name="T24">str doit pointée vers une zone allouée de taille au moins size</text:span></text:p>
                  </text:list-item>
                </text:list>
                <text:p><text:span text:style-name="T8"/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Exemple</text:span></text:p>
          </draw:text-box>
        </draw:frame>
        <draw:custom-shape draw:style-name="gr7" draw:text-style-name="P7" draw:layer="layout" svg:width="22.8cm" svg:height="10cm" svg:x="3.2cm" svg:y="5.2cm">
          <text:p text:style-name="P6"><text:span text:style-name="T18">#include &lt;stdio.h&gt;</text:span></text:p>
          <text:p text:style-name="P6"><text:span text:style-name="T18">#include &lt;stdlib.h&gt;</text:span></text:p>
          <text:p text:style-name="P6"><text:span text:style-name="T18"/></text:p>
          <text:p text:style-name="P6"><text:span text:style-name="T18">int main(){</text:span></text:p>
          <text:p text:style-name="P6"><text:span text:style-name="T18"><text:s text:c="2"/></text:span><text:span text:style-name="T18">FILE *flux=fopen("fichier-test1.txt","r");</text:span></text:p>
          <text:p text:style-name="P6"><text:span text:style-name="T18"><text:s text:c="2"/></text:span><text:span text:style-name="T18">if(flux==NULL){</text:span></text:p>
          <text:p text:style-name="P6"><text:span text:style-name="T18"><text:s text:c="4"/></text:span><text:span text:style-name="T18">perror("Probleme ouverture de fichier");</text:span></text:p>
          <text:p text:style-name="P6"><text:span text:style-name="T18"><text:s text:c="4"/></text:span><text:span text:style-name="T18">exit(EXIT_FAILURE);</text:span></text:p>
          <text:p text:style-name="P6"><text:span text:style-name="T18"><text:s text:c="2"/></text:span><text:span text:style-name="T18">}</text:span></text:p>
          <text:p text:style-name="P6"><text:span text:style-name="T18"><text:s text:c="2"/></text:span><text:span text:style-name="T18">int c=0;</text:span></text:p>
          <text:p text:style-name="P6"><text:span text:style-name="T18"><text:s text:c="2"/></text:span><text:span text:style-name="T18">while((c=fgetc(flux))!=EOF){</text:span></text:p>
          <text:p text:style-name="P6"><text:span text:style-name="T18"><text:s text:c="4"/></text:span><text:span text:style-name="T18">printf("Caractère lu %c\n",c);</text:span></text:p>
          <text:p text:style-name="P6"><text:span text:style-name="T18"><text:s text:c="2"/></text:span><text:span text:style-name="T18">}</text:span></text:p>
          <text:p text:style-name="P6"><text:span text:style-name="T18"><text:s text:c="2"/></text:span><text:span text:style-name="T18">int r=fclose(flux);</text:span></text:p>
          <text:p text:style-name="P6"><text:span text:style-name="T18"><text:s text:c="2"/></text:span><text:span text:style-name="T18">if(r!=0){</text:span></text:p>
          <text:p text:style-name="P6"><text:span text:style-name="T18"><text:s text:c="4"/></text:span><text:span text:style-name="T18">perror("Probleme fermeture de fichier");</text:span></text:p>
          <text:p text:style-name="P6"><text:span text:style-name="T18"><text:s text:c="2"/></text:span><text:span text:style-name="T18">} <text:s/></text:span></text:p>
          <text:p text:style-name="P6"><text:span text:style-name="T18">}</text:span></text:p>
          <text:p text:style-name="P6"><text:span text:style-name="T1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8.4cm" svg:height="0.971cm" svg:x="10.2cm" svg:y="15.829cm">
          <draw:text-box>
            <text:p><text:span text:style-name="T19">lecture-fichier.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Exemple</text:span></text:p>
          </draw:text-box>
        </draw:frame>
        <draw:custom-shape draw:style-name="gr7" draw:text-style-name="P7" draw:layer="layout" svg:width="22.8cm" svg:height="10cm" svg:x="3.2cm" svg:y="5.2cm">
          <text:p text:style-name="P6"><text:span text:style-name="T18">#include &lt;stdio.h&gt;</text:span></text:p>
          <text:p text:style-name="P6"><text:span text:style-name="T18">#include &lt;stdlib.h&gt;</text:span></text:p>
          <text:p text:style-name="P6"><text:span text:style-name="T18"/></text:p>
          <text:p text:style-name="P6"><text:span text:style-name="T18">int main(){</text:span></text:p>
          <text:p text:style-name="P6"><text:span text:style-name="T18"><text:s text:c="2"/></text:span><text:span text:style-name="T18">char ch[50];</text:span></text:p>
          <text:p text:style-name="P6"><text:span text:style-name="T18"><text:s text:c="2"/></text:span><text:span text:style-name="T18">FILE *flux=fopen("fichier-test1.txt","r");</text:span></text:p>
          <text:p text:style-name="P6"><text:span text:style-name="T18"><text:s text:c="2"/></text:span><text:span text:style-name="T18">if(flux==NULL){</text:span></text:p>
          <text:p text:style-name="P6"><text:span text:style-name="T18"><text:s text:c="4"/></text:span><text:span text:style-name="T18">perror("Probleme ouverture de fichier");</text:span></text:p>
          <text:p text:style-name="P6"><text:span text:style-name="T18"><text:s text:c="4"/></text:span><text:span text:style-name="T18">exit(EXIT_FAILURE);</text:span></text:p>
          <text:p text:style-name="P6"><text:span text:style-name="T18"><text:s text:c="2"/></text:span><text:span text:style-name="T18">}</text:span></text:p>
          <text:p text:style-name="P6"><text:span text:style-name="T18"><text:s text:c="2"/></text:span><text:span text:style-name="T18">while(fgets(ch,50,flux)!=NULL){</text:span></text:p>
          <text:p text:style-name="P6"><text:span text:style-name="T18"><text:s text:c="4"/></text:span><text:span text:style-name="T18">printf("Lue : %s",ch);</text:span></text:p>
          <text:p text:style-name="P6"><text:span text:style-name="T18"><text:s text:c="2"/></text:span><text:span text:style-name="T18">}</text:span></text:p>
          <text:p text:style-name="P6"><text:span text:style-name="T18"><text:s text:c="2"/></text:span><text:span text:style-name="T18">int r=fclose(flux);</text:span></text:p>
          <text:p text:style-name="P6"><text:span text:style-name="T18"><text:s text:c="2"/></text:span><text:span text:style-name="T18">if(r!=0){</text:span></text:p>
          <text:p text:style-name="P6"><text:span text:style-name="T18"><text:s text:c="4"/></text:span><text:span text:style-name="T18">perror("Probleme fermeture de fichier");</text:span></text:p>
          <text:p text:style-name="P6"><text:span text:style-name="T18"><text:s text:c="2"/></text:span><text:span text:style-name="T18">} <text:s/></text:span></text:p>
          <text:p text:style-name="P6"><text:span text:style-name="T18">}</text:span></text:p>
          <text:p text:style-name="P6"><text:span text:style-name="T1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8.4cm" svg:height="0.971cm" svg:x="10cm" svg:y="15.729cm">
          <draw:text-box>
            <text:p><text:span text:style-name="T19">lecture-fichier2.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Écriture dans un fichier texte</text:span></text:p>
          </draw:text-box>
        </draw:frame>
        <draw:frame presentation:style-name="pr4" draw:text-style-name="P5" draw:layer="layout" svg:width="25.199cm" svg:height="13.8cm" svg:x="1.401cm" svg:y="4.2cm" presentation:class="outline" presentation:user-transformed="true">
          <draw:text-box>
            <text:list text:style-name="L2">
              <text:list-item>
                <text:p><text:span text:style-name="T22">Pour écrire caractère par caractère dans un fichier texte :</text:span></text:p>
                <text:list>
                  <text:list-item>
                    <text:p><text:span text:style-name="T11">int fputc(int c,FILE *stream);</text:span></text:p>
                  </text:list-item>
                  <text:list-item>
                    <text:p><text:span text:style-name="T8">Cette fonction retourne le caractère écrit et elle retourne EOF en cas d’erreur</text:span></text:p>
                  </text:list-item>
                </text:list>
              </text:list-item>
              <text:list-item>
                <text:p><text:span text:style-name="T8">Pour écrire une ligne :</text:span></text:p>
                <text:list>
                  <text:list-item>
                    <text:p><text:span text:style-name="T25">int fputs(const char *restrict s, FILE *restrict stream);</text:span></text:p>
                  </text:list-item>
                  <text:list-item>
                    <text:p><text:span text:style-name="T8">Renvoie une valeur positive en cas de succès et EOF en cas d’échec</text:span></text:p>
                  </text:list-item>
                  <text:list-item>
                    <text:p><text:span text:style-name="T8">Ne rajoute pas ‘\n’ (contrairement à puts)</text:span></text:p>
                  </text:list-item>
                  <text:list-item>
                    <text:p><text:span text:style-name="T8">Elle n’écrit pas non plus le caractère ‘\0’</text:span></text:p>
                  </text:list-item>
                  <text:list-item>
                    <text:p><text:span text:style-name="T15">Attention ne pas utiliser cette fonction si l’on veut écrire des ‘\0</text:span><text:span text:style-name="T8">’, cette fonction ne marche donc que pour du texte</text:span></text:p>
                  </text:list-item>
                </text:list>
              </text:list-item>
              <text:list-item>
                <text:p><text:span text:style-name="T8">Écriture formatée :</text:span></text:p>
                <text:list>
                  <text:list-item>
                    <text:p><text:span text:style-name="T25">int fprintf(FILE * restrict stream, const char * restrict format, ...);</text:span></text:p>
                  </text:list-item>
                  <text:list-item>
                    <text:p><text:span text:style-name="T8">Même fonctionnement que printf</text:span></text:p>
                  </text:list-item>
                  <text:list-item>
                    <text:p><text:span text:style-name="T8">Renvoie le nombre de caractères écrit et une valeur négative en cas d’erreur</text:span></text:p>
                  </text:list-item>
                </text:list>
                <text:p><text:span text:style-name="T8"/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Exemple</text:span></text:p>
          </draw:text-box>
        </draw:frame>
        <draw:custom-shape draw:style-name="gr8" draw:text-style-name="P7" draw:layer="layout" svg:width="22.8cm" svg:height="10.9cm" svg:x="3.2cm" svg:y="3.2cm">
          <text:p text:style-name="P6"><text:span text:style-name="T18">#include &lt;stdio.h&gt;</text:span></text:p>
          <text:p text:style-name="P6"><text:span text:style-name="T18">#include &lt;stdlib.h&gt;</text:span></text:p>
          <text:p text:style-name="P6"><text:span text:style-name="T18">#include &lt;assert.h&gt;</text:span></text:p>
          <text:p text:style-name="P6"><text:span text:style-name="T18"/></text:p>
          <text:p text:style-name="P6"><text:span text:style-name="T18">int main(){</text:span></text:p>
          <text:p text:style-name="P6"><text:span text:style-name="T18"><text:s text:c="2"/></text:span><text:span text:style-name="T18">FILE *flux=fopen("fichier-test2.txt","w");</text:span></text:p>
          <text:p text:style-name="P6"><text:span text:style-name="T18"><text:s text:c="2"/></text:span><text:span text:style-name="T18">if(flux==NULL){</text:span></text:p>
          <text:p text:style-name="P6"><text:span text:style-name="T18"><text:s text:c="4"/></text:span><text:span text:style-name="T18">perror("Probleme ouverture de fichier");</text:span></text:p>
          <text:p text:style-name="P6"><text:span text:style-name="T18"><text:s text:c="4"/></text:span><text:span text:style-name="T18">exit(EXIT_FAILURE);</text:span></text:p>
          <text:p text:style-name="P6"><text:span text:style-name="T18"><text:s text:c="2"/></text:span><text:span text:style-name="T18">}</text:span></text:p>
          <text:p text:style-name="P6"><text:span text:style-name="T18"><text:s text:c="2"/></text:span><text:span text:style-name="T18">int r=fputc('a',flux);</text:span></text:p>
          <text:p text:style-name="P6"><text:span text:style-name="T18"><text:s text:c="2"/></text:span><text:span text:style-name="T18">assert(r=='a');</text:span></text:p>
          <text:p text:style-name="P6"><text:span text:style-name="T18"><text:s text:c="2"/></text:span><text:span text:style-name="T18">r=fputc('b',flux);</text:span></text:p>
          <text:p text:style-name="P6"><text:span text:style-name="T18"><text:s text:c="2"/></text:span><text:span text:style-name="T18">assert(r=='b');</text:span></text:p>
          <text:p text:style-name="P6"><text:span text:style-name="T18"><text:s text:c="2"/></text:span><text:span text:style-name="T18">r=fputc('c',flux);</text:span></text:p>
          <text:p text:style-name="P6"><text:span text:style-name="T18"><text:s text:c="2"/></text:span><text:span text:style-name="T18">assert(r=='c');</text:span></text:p>
          <text:p text:style-name="P6"><text:span text:style-name="T18"><text:s text:c="2"/></text:span><text:span text:style-name="T18">r=fclose(flux);</text:span></text:p>
          <text:p text:style-name="P6"><text:span text:style-name="T18"><text:s text:c="2"/></text:span><text:span text:style-name="T18">if(r!=0){</text:span></text:p>
          <text:p text:style-name="P6"><text:span text:style-name="T18"><text:s text:c="4"/></text:span><text:span text:style-name="T18">perror("Probleme fermeture de fichier");</text:span></text:p>
          <text:p text:style-name="P6"><text:span text:style-name="T18"><text:s text:c="2"/></text:span><text:span text:style-name="T18">} <text:s/></text:span></text:p>
          <text:p text:style-name="P6"><text:span text:style-name="T18">}</text:span></text:p>
          <text:p text:style-name="P6"><text:span text:style-name="T1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8.4cm" svg:height="0.971cm" svg:x="10cm" svg:y="14.429cm">
          <draw:text-box>
            <text:p><text:span text:style-name="T19">ecriture-fichier.c</text:span></text:p>
          </draw:text-box>
        </draw:frame>
        <draw:frame draw:style-name="gr9" draw:text-style-name="P11" draw:layer="layout" svg:width="21.6cm" svg:height="3.806cm" svg:x="3.6cm" svg:y="16cm">
          <draw:text-box>
            <text:p><text:span text:style-name="T26">Si le fichier n’existe pas, il sera créé. Si on appelle deux fois ce programme, la deuxième fois, le contenu du fichier sera réécr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Exemple</text:span></text:p>
          </draw:text-box>
        </draw:frame>
        <draw:custom-shape draw:style-name="gr8" draw:text-style-name="P7" draw:layer="layout" svg:width="22.8cm" svg:height="10.9cm" svg:x="3.2cm" svg:y="3.2cm">
          <text:p text:style-name="P6"><text:span text:style-name="T18">#include &lt;stdio.h&gt;</text:span></text:p>
          <text:p text:style-name="P6"><text:span text:style-name="T18">#include &lt;stdlib.h&gt;</text:span></text:p>
          <text:p text:style-name="P6"><text:span text:style-name="T18">#include &lt;assert.h&gt;</text:span></text:p>
          <text:p text:style-name="P6"><text:span text:style-name="T18"/></text:p>
          <text:p text:style-name="P6"><text:span text:style-name="T18">int main(){</text:span></text:p>
          <text:p text:style-name="P6"><text:span text:style-name="T18"><text:s text:c="2"/></text:span><text:span text:style-name="T18">FILE *flux=fopen("fichier-test3.txt",</text:span><text:span text:style-name="T21">"a"</text:span><text:span text:style-name="T18">);</text:span></text:p>
          <text:p text:style-name="P6"><text:span text:style-name="T18"><text:s text:c="2"/></text:span><text:span text:style-name="T18">if(flux==NULL){</text:span></text:p>
          <text:p text:style-name="P6"><text:span text:style-name="T18"><text:s text:c="4"/></text:span><text:span text:style-name="T18">perror("Probleme ouverture de fichier");</text:span></text:p>
          <text:p text:style-name="P6"><text:span text:style-name="T18"><text:s text:c="4"/></text:span><text:span text:style-name="T18">exit(EXIT_FAILURE);</text:span></text:p>
          <text:p text:style-name="P6"><text:span text:style-name="T18"><text:s text:c="2"/></text:span><text:span text:style-name="T18">}</text:span></text:p>
          <text:p text:style-name="P6"><text:span text:style-name="T18"><text:s text:c="2"/></text:span><text:span text:style-name="T18">int r=fputc('a',flux);</text:span></text:p>
          <text:p text:style-name="P6"><text:span text:style-name="T18"><text:s text:c="2"/></text:span><text:span text:style-name="T18">assert(r=='a');</text:span></text:p>
          <text:p text:style-name="P6"><text:span text:style-name="T18"><text:s text:c="2"/></text:span><text:span text:style-name="T18">r=fputc('b',flux);</text:span></text:p>
          <text:p text:style-name="P6"><text:span text:style-name="T18"><text:s text:c="2"/></text:span><text:span text:style-name="T18">assert(r=='b');</text:span></text:p>
          <text:p text:style-name="P6"><text:span text:style-name="T18"><text:s text:c="2"/></text:span><text:span text:style-name="T18">r=fputc('c',flux);</text:span></text:p>
          <text:p text:style-name="P6"><text:span text:style-name="T18"><text:s text:c="2"/></text:span><text:span text:style-name="T18">assert(r=='c');</text:span></text:p>
          <text:p text:style-name="P6"><text:span text:style-name="T18"><text:s text:c="2"/></text:span><text:span text:style-name="T18">r=fclose(flux);</text:span></text:p>
          <text:p text:style-name="P6"><text:span text:style-name="T18"><text:s text:c="2"/></text:span><text:span text:style-name="T18">if(r!=0){</text:span></text:p>
          <text:p text:style-name="P6"><text:span text:style-name="T18"><text:s text:c="4"/></text:span><text:span text:style-name="T18">perror("Probleme fermeture de fichier");</text:span></text:p>
          <text:p text:style-name="P6"><text:span text:style-name="T18"><text:s text:c="2"/></text:span><text:span text:style-name="T18">} <text:s/></text:span></text:p>
          <text:p text:style-name="P6"><text:span text:style-name="T18">}</text:span></text:p>
          <text:p text:style-name="P6"><text:span text:style-name="T1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8.4cm" svg:height="0.971cm" svg:x="10cm" svg:y="14.429cm">
          <draw:text-box>
            <text:p><text:span text:style-name="T19">ecriture-fichier2.c</text:span></text:p>
          </draw:text-box>
        </draw:frame>
        <draw:frame draw:style-name="gr9" draw:text-style-name="P11" draw:layer="layout" svg:width="21.6cm" svg:height="3.806cm" svg:x="3.6cm" svg:y="16cm">
          <draw:text-box>
            <text:p><text:span text:style-name="T26">Si le fichier n’existe pas, il sera créé. Si on appelle deux fois ce programme, la deuxième fois, les écriture seront mis à la sui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Exemple</text:span></text:p>
          </draw:text-box>
        </draw:frame>
        <draw:custom-shape draw:style-name="gr10" draw:text-style-name="P7" draw:layer="layout" svg:width="22.8cm" svg:height="9cm" svg:x="3.2cm" svg:y="3.2cm">
          <text:p text:style-name="P6"><text:span text:style-name="T18">#include &lt;stdio.h&gt;</text:span></text:p>
          <text:p text:style-name="P6"><text:span text:style-name="T18">#include &lt;stdlib.h&gt;</text:span></text:p>
          <text:p text:style-name="P6"><text:span text:style-name="T18">#include &lt;assert.h&gt;</text:span></text:p>
          <text:p text:style-name="P6"><text:span text:style-name="T18"/></text:p>
          <text:p text:style-name="P6"><text:span text:style-name="T18">int main(){</text:span></text:p>
          <text:p text:style-name="P6"><text:span text:style-name="T18"><text:s text:c="2"/></text:span><text:span text:style-name="T18">FILE *flux=fopen("fichier-test4.txt","w");</text:span></text:p>
          <text:p text:style-name="P6"><text:span text:style-name="T18"><text:s text:c="2"/></text:span><text:span text:style-name="T18">if(flux==NULL){</text:span></text:p>
          <text:p text:style-name="P6"><text:span text:style-name="T18"><text:s text:c="4"/></text:span><text:span text:style-name="T18">perror("Probleme ouverture de fichier");</text:span></text:p>
          <text:p text:style-name="P6"><text:span text:style-name="T18"><text:s text:c="4"/></text:span><text:span text:style-name="T18">exit(EXIT_FAILURE);</text:span></text:p>
          <text:p text:style-name="P6"><text:span text:style-name="T18"><text:s text:c="2"/></text:span><text:span text:style-name="T18">}</text:span></text:p>
          <text:p text:style-name="P6"><text:span text:style-name="T18"><text:s text:c="2"/></text:span><text:span text:style-name="T18">int r=fputs("Un texte quelconque.",flux);</text:span></text:p>
          <text:p text:style-name="P6"><text:span text:style-name="T18"><text:s text:c="2"/></text:span><text:span text:style-name="T18">assert(r&gt;=0);</text:span></text:p>
          <text:p text:style-name="P6"><text:span text:style-name="T18"><text:s text:c="2"/></text:span><text:span text:style-name="T18">r=fclose(flux);</text:span></text:p>
          <text:p text:style-name="P6"><text:span text:style-name="T18"><text:s text:c="2"/></text:span><text:span text:style-name="T18">if(r!=0){</text:span></text:p>
          <text:p text:style-name="P6"><text:span text:style-name="T18"><text:s text:c="4"/></text:span><text:span text:style-name="T18">perror("Probleme fermeture de fichier");</text:span></text:p>
          <text:p text:style-name="P6"><text:span text:style-name="T18"><text:s text:c="2"/></text:span><text:span text:style-name="T18">} <text:s/></text:span></text:p>
          <text:p text:style-name="P6"><text:span text:style-name="T1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8.4cm" svg:height="0.971cm" svg:x="9.6cm" svg:y="12.829cm">
          <draw:text-box>
            <text:p><text:span text:style-name="T19">ecriture-fichier3.c</text:span></text:p>
          </draw:text-box>
        </draw:frame>
        <draw:frame draw:style-name="gr9" draw:text-style-name="P11" draw:layer="layout" svg:width="21.6cm" svg:height="3.806cm" svg:x="3.6cm" svg:y="16cm">
          <draw:text-box>
            <text:p><text:span text:style-name="T26">Si le fichier n’existe pas, il sera créé. Si on appelle deux fois ce programme, la deuxième fois, le contenu du fichier sera réécr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Exemple</text:span></text:p>
          </draw:text-box>
        </draw:frame>
        <draw:custom-shape draw:style-name="gr11" draw:text-style-name="P12" draw:layer="layout" svg:width="22.8cm" svg:height="14.2cm" svg:x="3cm" svg:y="3.2cm">
          <text:p text:style-name="P6"><text:span text:style-name="T27">#include &lt;stdio.h&gt;</text:span></text:p>
          <text:p text:style-name="P6"><text:span text:style-name="T27">#include &lt;stdlib.h&gt;</text:span></text:p>
          <text:p text:style-name="P6"><text:span text:style-name="T27">#include &lt;assert.h&gt;</text:span></text:p>
          <text:p text:style-name="P6"><text:span text:style-name="T27"/></text:p>
          <text:p text:style-name="P6"><text:span text:style-name="T27">int main(){</text:span></text:p>
          <text:p text:style-name="P6"><text:span text:style-name="T27"><text:s text:c="2"/></text:span><text:span text:style-name="T27">FILE *flux=fopen("fichier-test5.txt","w");</text:span></text:p>
          <text:p text:style-name="P6"><text:span text:style-name="T27"><text:s text:c="2"/></text:span><text:span text:style-name="T27">if(flux==NULL){</text:span></text:p>
          <text:p text:style-name="P6"><text:span text:style-name="T27"><text:s text:c="4"/></text:span><text:span text:style-name="T27">perror("Probleme ouverture de fichier");</text:span></text:p>
          <text:p text:style-name="P6"><text:span text:style-name="T27"><text:s text:c="4"/></text:span><text:span text:style-name="T27">exit(EXIT_FAILURE);</text:span></text:p>
          <text:p text:style-name="P6"><text:span text:style-name="T27"><text:s text:c="2"/></text:span><text:span text:style-name="T27">}</text:span></text:p>
          <text:p text:style-name="P6"><text:span text:style-name="T27"><text:s text:c="2"/></text:span><text:span text:style-name="T27">int r=0;</text:span></text:p>
          <text:p text:style-name="P6"><text:span text:style-name="T27"><text:s text:c="2"/></text:span><text:span text:style-name="T27">for(unsigned i=0;i&lt;10;++i){</text:span></text:p>
          <text:p text:style-name="P6"><text:span text:style-name="T27"><text:s text:c="4"/></text:span><text:span text:style-name="T27">r=fprintf(flux,"Ligne %u\n",i);</text:span></text:p>
          <text:p text:style-name="P6"><text:span text:style-name="T27"><text:s text:c="4"/></text:span><text:span text:style-name="T27">assert(r!=EOF);</text:span></text:p>
          <text:p text:style-name="P6"><text:span text:style-name="T27"><text:s text:c="2"/></text:span><text:span text:style-name="T27">}</text:span></text:p>
          <text:p text:style-name="P6"><text:span text:style-name="T27"><text:s text:c="2"/></text:span><text:span text:style-name="T27">r=fclose(flux);</text:span></text:p>
          <text:p text:style-name="P6"><text:span text:style-name="T27"><text:s text:c="2"/></text:span><text:span text:style-name="T27">if(r!=0){</text:span></text:p>
          <text:p text:style-name="P6"><text:span text:style-name="T27"><text:s text:c="4"/></text:span><text:span text:style-name="T27">perror("Probleme fermeture de fichier");</text:span></text:p>
          <text:p text:style-name="P6"><text:span text:style-name="T27"><text:s text:c="2"/></text:span><text:span text:style-name="T27">}</text:span></text:p>
          <text:p text:style-name="P6"><text:span text:style-name="T27"><text:s text:c="2"/></text:span><text:span text:style-name="T27">flux=fopen("fichier-test5.txt","w");</text:span></text:p>
          <text:p text:style-name="P6"><text:span text:style-name="T27"><text:s text:c="2"/></text:span><text:span text:style-name="T27">if(flux==NULL){</text:span></text:p>
          <text:p text:style-name="P6"><text:span text:style-name="T27"><text:s text:c="4"/></text:span><text:span text:style-name="T27">perror("Probleme ouverture de fichier");</text:span></text:p>
          <text:p text:style-name="P6"><text:span text:style-name="T27"><text:s text:c="4"/></text:span><text:span text:style-name="T27">exit(EXIT_FAILURE);</text:span></text:p>
          <text:p text:style-name="P6"><text:span text:style-name="T27"><text:s text:c="2"/></text:span><text:span text:style-name="T27">}</text:span></text:p>
          <text:p text:style-name="P6"><text:span text:style-name="T27"><text:s text:c="2"/></text:span><text:span text:style-name="T27">for(unsigned i=0;i&lt;3;++i){</text:span></text:p>
          <text:p text:style-name="P6"><text:span text:style-name="T27"><text:s text:c="4"/></text:span><text:span text:style-name="T27">r=fprintf(flux,"Ligne bis %u\n",i);</text:span></text:p>
          <text:p text:style-name="P6"><text:span text:style-name="T27"><text:s text:c="4"/></text:span><text:span text:style-name="T27">assert(r!=EOF);</text:span></text:p>
          <text:p text:style-name="P6"><text:span text:style-name="T27"><text:s text:c="2"/></text:span><text:span text:style-name="T27">}</text:span></text:p>
          <text:p text:style-name="P6"><text:span text:style-name="T27"><text:s text:c="2"/></text:span><text:span text:style-name="T27">r=fclose(flux);</text:span></text:p>
          <text:p text:style-name="P6"><text:span text:style-name="T27"><text:s text:c="2"/></text:span><text:span text:style-name="T27">if(r!=0){</text:span></text:p>
          <text:p text:style-name="P6"><text:span text:style-name="T27"><text:s text:c="4"/></text:span><text:span text:style-name="T27">perror("Probleme fermeture de fichier");</text:span></text:p>
          <text:p text:style-name="P6"><text:span text:style-name="T27"><text:s text:c="2"/></text:span><text:span text:style-name="T27">} </text:span></text:p>
          <text:p text:style-name="P6"><text:span text:style-name="T27">}</text:span></text:p>
          <text:p text:style-name="P6"><text:span text:style-name="T27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8.4cm" svg:height="0.971cm" svg:x="8.5cm" svg:y="17.729cm">
          <draw:text-box>
            <text:p><text:span text:style-name="T19">ecriture-fichier4.c</text:span></text:p>
          </draw:text-box>
        </draw:frame>
        <draw:frame draw:style-name="gr12" draw:text-style-name="P15" draw:layer="layout" svg:width="6.8cm" svg:height="3.818cm" svg:x="17.8cm" svg:y="5.6cm">
          <draw:text-box>
            <text:p>À la fin le fichier contient :</text:p>
            <text:p/>
            <text:p text:style-name="P13"><text:span text:style-name="T28">Ligne bis 0</text:span></text:p>
            <text:p text:style-name="P13"><text:span text:style-name="T28">Ligne bis 1</text:span></text:p>
            <text:p text:style-name="P14"><text:span text:style-name="T28">Ligne bis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Exemple</text:span></text:p>
          </draw:text-box>
        </draw:frame>
        <draw:custom-shape draw:style-name="gr11" draw:text-style-name="P12" draw:layer="layout" svg:width="22.8cm" svg:height="14.2cm" svg:x="3cm" svg:y="3.2cm">
          <text:p text:style-name="P6"><text:span text:style-name="T27">#include &lt;stdio.h&gt;</text:span></text:p>
          <text:p text:style-name="P6"><text:span text:style-name="T27">#include &lt;stdlib.h&gt;</text:span></text:p>
          <text:p text:style-name="P6"><text:span text:style-name="T27">#include &lt;assert.h&gt;</text:span></text:p>
          <text:p text:style-name="P6"><text:span text:style-name="T27"/></text:p>
          <text:p text:style-name="P6"><text:span text:style-name="T27">int main(){</text:span></text:p>
          <text:p text:style-name="P6"><text:span text:style-name="T27"><text:s text:c="2"/></text:span><text:span text:style-name="T27">FILE *flux=fopen("fichier-test6.txt",</text:span><text:span text:style-name="T29">"a"</text:span><text:span text:style-name="T27">);</text:span></text:p>
          <text:p text:style-name="P6"><text:span text:style-name="T27"><text:s text:c="2"/></text:span><text:span text:style-name="T27">if(flux==NULL){</text:span></text:p>
          <text:p text:style-name="P6"><text:span text:style-name="T27"><text:s text:c="4"/></text:span><text:span text:style-name="T27">perror("Probleme ouverture de fichier");</text:span></text:p>
          <text:p text:style-name="P6"><text:span text:style-name="T27"><text:s text:c="4"/></text:span><text:span text:style-name="T27">exit(EXIT_FAILURE);</text:span></text:p>
          <text:p text:style-name="P6"><text:span text:style-name="T27"><text:s text:c="2"/></text:span><text:span text:style-name="T27">}</text:span></text:p>
          <text:p text:style-name="P6"><text:span text:style-name="T27"><text:s text:c="2"/></text:span><text:span text:style-name="T27">int r=0;</text:span></text:p>
          <text:p text:style-name="P6"><text:span text:style-name="T27"><text:s text:c="2"/></text:span><text:span text:style-name="T27">for(unsigned i=0;i&lt;10;++i){</text:span></text:p>
          <text:p text:style-name="P6"><text:span text:style-name="T27"><text:s text:c="4"/></text:span><text:span text:style-name="T27">r=fprintf(flux,"Ligne %u\n",i);</text:span></text:p>
          <text:p text:style-name="P6"><text:span text:style-name="T27"><text:s text:c="4"/></text:span><text:span text:style-name="T27">assert(r!=EOF);</text:span></text:p>
          <text:p text:style-name="P6"><text:span text:style-name="T27"><text:s text:c="2"/></text:span><text:span text:style-name="T27">}</text:span></text:p>
          <text:p text:style-name="P6"><text:span text:style-name="T27"><text:s text:c="2"/></text:span><text:span text:style-name="T27">r=fclose(flux);</text:span></text:p>
          <text:p text:style-name="P6"><text:span text:style-name="T27"><text:s text:c="2"/></text:span><text:span text:style-name="T27">if(r!=0){</text:span></text:p>
          <text:p text:style-name="P6"><text:span text:style-name="T27"><text:s text:c="4"/></text:span><text:span text:style-name="T27">perror("Probleme fermeture de fichier");</text:span></text:p>
          <text:p text:style-name="P6"><text:span text:style-name="T27"><text:s text:c="2"/></text:span><text:span text:style-name="T27">}</text:span></text:p>
          <text:p text:style-name="P6"><text:span text:style-name="T27"><text:s text:c="2"/></text:span><text:span text:style-name="T27">flux=fopen("fichier-test6.txt",</text:span><text:span text:style-name="T29">"a"</text:span><text:span text:style-name="T27">);</text:span></text:p>
          <text:p text:style-name="P6"><text:span text:style-name="T27"><text:s text:c="2"/></text:span><text:span text:style-name="T27">if(flux==NULL){</text:span></text:p>
          <text:p text:style-name="P6"><text:span text:style-name="T27"><text:s text:c="4"/></text:span><text:span text:style-name="T27">perror("Probleme ouverture de fichier");</text:span></text:p>
          <text:p text:style-name="P6"><text:span text:style-name="T27"><text:s text:c="4"/></text:span><text:span text:style-name="T27">exit(EXIT_FAILURE);</text:span></text:p>
          <text:p text:style-name="P6"><text:span text:style-name="T27"><text:s text:c="2"/></text:span><text:span text:style-name="T27">}</text:span></text:p>
          <text:p text:style-name="P6"><text:span text:style-name="T27"><text:s text:c="2"/></text:span><text:span text:style-name="T27">for(unsigned i=0;i&lt;3;++i){</text:span></text:p>
          <text:p text:style-name="P6"><text:span text:style-name="T27"><text:s text:c="4"/></text:span><text:span text:style-name="T27">r=fprintf(flux,"Ligne bis %u\n",i);</text:span></text:p>
          <text:p text:style-name="P6"><text:span text:style-name="T27"><text:s text:c="4"/></text:span><text:span text:style-name="T27">assert(r!=EOF);</text:span></text:p>
          <text:p text:style-name="P6"><text:span text:style-name="T27"><text:s text:c="2"/></text:span><text:span text:style-name="T27">}</text:span></text:p>
          <text:p text:style-name="P6"><text:span text:style-name="T27"><text:s text:c="2"/></text:span><text:span text:style-name="T27">r=fclose(flux);</text:span></text:p>
          <text:p text:style-name="P6"><text:span text:style-name="T27"><text:s text:c="2"/></text:span><text:span text:style-name="T27">if(r!=0){</text:span></text:p>
          <text:p text:style-name="P6"><text:span text:style-name="T27"><text:s text:c="4"/></text:span><text:span text:style-name="T27">perror("Probleme fermeture de fichier");</text:span></text:p>
          <text:p text:style-name="P6"><text:span text:style-name="T27"><text:s text:c="2"/></text:span><text:span text:style-name="T27">} </text:span></text:p>
          <text:p text:style-name="P6"><text:span text:style-name="T27">}</text:span></text:p>
          <text:p text:style-name="P6"><text:span text:style-name="T27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8.4cm" svg:height="0.971cm" svg:x="8.5cm" svg:y="17.729cm">
          <draw:text-box>
            <text:p><text:span text:style-name="T19">ecriture-fichier4.c</text:span></text:p>
          </draw:text-box>
        </draw:frame>
        <draw:frame draw:style-name="gr13" draw:text-style-name="P15" draw:layer="layout" svg:width="6.8cm" svg:height="8.598cm" svg:x="17.8cm" svg:y="5.6cm">
          <draw:text-box>
            <text:p>À la fin le fichier contient :</text:p>
            <text:p/>
            <text:p text:style-name="P13"><text:span text:style-name="T28">Ligne 0</text:span></text:p>
            <text:p text:style-name="P13"><text:span text:style-name="T28">Ligne 1</text:span></text:p>
            <text:p text:style-name="P13"><text:span text:style-name="T28">Ligne 2</text:span></text:p>
            <text:p text:style-name="P13"><text:span text:style-name="T28">Ligne 3</text:span></text:p>
            <text:p text:style-name="P13"><text:span text:style-name="T28">Ligne 4</text:span></text:p>
            <text:p text:style-name="P13"><text:span text:style-name="T28">Ligne 5</text:span></text:p>
            <text:p text:style-name="P13"><text:span text:style-name="T28">Ligne 6</text:span></text:p>
            <text:p text:style-name="P13"><text:span text:style-name="T28">Ligne 7</text:span></text:p>
            <text:p text:style-name="P13"><text:span text:style-name="T28">Ligne 8</text:span></text:p>
            <text:p text:style-name="P13"><text:span text:style-name="T28">Ligne 9</text:span></text:p>
            <text:p text:style-name="P13"><text:span text:style-name="T28">Ligne bis 0</text:span></text:p>
            <text:p text:style-name="P13"><text:span text:style-name="T28">Ligne bis 1</text:span></text:p>
            <text:p text:style-name="P13"><text:span text:style-name="T28">Ligne bis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Écriture/lecture dans un fichier</text:span></text:p>
          </draw:text-box>
        </draw:frame>
        <draw:frame presentation:style-name="pr4" draw:text-style-name="P5" draw:layer="layout" svg:width="25.199cm" svg:height="13.8cm" svg:x="1.401cm" svg:y="4.2cm" presentation:class="outline" presentation:user-transformed="true">
          <draw:text-box>
            <text:list text:style-name="L2">
              <text:list-item>
                <text:p><text:span text:style-name="T8">Si l’on ouvre un fichier en lecture/écriture avec </text:span></text:p>
                <text:list>
                  <text:list-item>
                    <text:p><text:span text:style-name="T8">w+ : le contenu du fichier est effacé (et si il n’existe pas le fichier est créé)</text:span></text:p>
                  </text:list-item>
                  <text:list-item>
                    <text:p><text:span text:style-name="T8">r+ : le contenu du fichier n’est pas effacé et on écrit au début (et le fichier est créé si il n’existe pas)</text:span></text:p>
                  </text:list-item>
                  <text:list-item>
                    <text:p><text:span text:style-name="T16">a+ : </text:span><text:span text:style-name="T8"><text:s/>le contenu du fichier n’est pas effacé et on écrit à la fin (et le fichier est créé si il n’existe pas)</text:span></text:p>
                  </text:list-item>
                </text:list>
              </text:list-item>
              <text:list-item>
                <text:p><text:span text:style-name="T8">À tout moment, on a un curseur dans le flux qui nous indique où l’on va lire et écrire. C’est le même curseur pour les lectures et écriture.</text:span></text:p>
              </text:list-item>
              <text:list-item>
                <text:p><text:span text:style-name="T8">Le curseur pour </text:span><text:span text:style-name="T9">r+</text:span><text:span text:style-name="T8"> est placé </text:span><text:span text:style-name="T9">au début</text:span><text:span text:style-name="T8"> et pour </text:span><text:span text:style-name="T9">w+</text:span><text:span text:style-name="T8">, il est placé à la </text:span><text:span text:style-name="T9">fin</text:span></text:p>
              </text:list-item>
              <text:list-item>
                <text:p><text:span text:style-name="T8">Que se passe-t-il si on mélange les lectures et écritures ? Où va le curseur ?</text:span></text:p>
                <text:list>
                  <text:list-item>
                    <text:p><text:span text:style-name="T15">=&gt; Dangereux sans contrôle</text:span></text:p>
                  </text:list-item>
                </text:list>
                <text:p><text:span text:style-name="T8"/></text:p>
                <text:p><text:span text:style-name="T8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Exemple</text:span></text:p>
          </draw:text-box>
        </draw:frame>
        <draw:custom-shape draw:style-name="gr14" draw:text-style-name="P7" draw:layer="layout" svg:width="22.8cm" svg:height="14.4cm" svg:x="1.8cm" svg:y="3.3cm">
          <text:p text:style-name="P6"><text:span text:style-name="T18">#include &lt;stdio.h&gt;</text:span></text:p>
          <text:p text:style-name="P6"><text:span text:style-name="T18">#include &lt;stdlib.h&gt;</text:span></text:p>
          <text:p text:style-name="P6"><text:span text:style-name="T18">#include &lt;assert.h&gt;</text:span></text:p>
          <text:p text:style-name="P6"><text:span text:style-name="T18"/></text:p>
          <text:p text:style-name="P6"><text:span text:style-name="T18">int main(){</text:span></text:p>
          <text:p text:style-name="P6"><text:span text:style-name="T18"><text:s text:c="2"/></text:span><text:span text:style-name="T18">FILE *flux=fopen("fichier-test8.txt","r+");</text:span></text:p>
          <text:p text:style-name="P6"><text:span text:style-name="T18"><text:s text:c="2"/></text:span><text:span text:style-name="T18">if(flux==NULL){</text:span></text:p>
          <text:p text:style-name="P6"><text:span text:style-name="T18"><text:s text:c="4"/></text:span><text:span text:style-name="T18">perror("Probleme ouverture de fichier");</text:span></text:p>
          <text:p text:style-name="P6"><text:span text:style-name="T18"><text:s text:c="4"/></text:span><text:span text:style-name="T18">exit(EXIT_FAILURE);</text:span></text:p>
          <text:p text:style-name="P6"><text:span text:style-name="T18"><text:s text:c="2"/></text:span><text:span text:style-name="T18">}</text:span></text:p>
          <text:p text:style-name="P6"><text:span text:style-name="T18"><text:s text:c="2"/></text:span><text:span text:style-name="T18">int r=0;</text:span></text:p>
          <text:p text:style-name="P6"><text:span text:style-name="T18"><text:s text:c="2"/></text:span><text:span text:style-name="T18">int c=fgetc(flux);</text:span></text:p>
          <text:p text:style-name="P6"><text:span text:style-name="T18"><text:s text:c="2"/></text:span><text:span text:style-name="T18">if(c!=EOF){</text:span></text:p>
          <text:p text:style-name="P6"><text:span text:style-name="T18"><text:s text:c="4"/></text:span><text:span text:style-name="T18">printf("Lu %c",c);</text:span></text:p>
          <text:p text:style-name="P6"><text:span text:style-name="T18"><text:s text:c="2"/></text:span><text:span text:style-name="T18">}</text:span></text:p>
          <text:p text:style-name="P6"><text:span text:style-name="T18"><text:s text:c="2"/></text:span><text:span text:style-name="T18">r=fputs("Essai\n",flux);</text:span></text:p>
          <text:p text:style-name="P6"><text:span text:style-name="T18"><text:s text:c="2"/></text:span><text:span text:style-name="T18">assert(r!=EOF);</text:span></text:p>
          <text:p text:style-name="P6"><text:span text:style-name="T18"><text:s text:c="2"/></text:span><text:span text:style-name="T18">c=fgetc(flux);</text:span></text:p>
          <text:p text:style-name="P6"><text:span text:style-name="T18"><text:s text:c="2"/></text:span><text:span text:style-name="T18">if(c!=EOF){</text:span></text:p>
          <text:p text:style-name="P6"><text:span text:style-name="T18"><text:s text:c="4"/></text:span><text:span text:style-name="T18">printf("Lu %c",c);</text:span></text:p>
          <text:p text:style-name="P6"><text:span text:style-name="T18"><text:s text:c="2"/></text:span><text:span text:style-name="T18">}</text:span></text:p>
          <text:p text:style-name="P6"><text:span text:style-name="T18"><text:s text:c="2"/></text:span></text:p>
          <text:p text:style-name="P6"><text:span text:style-name="T18"><text:s text:c="2"/></text:span><text:span text:style-name="T18">r=fclose(flux);</text:span></text:p>
          <text:p text:style-name="P6"><text:span text:style-name="T18"><text:s text:c="2"/></text:span><text:span text:style-name="T18">if(r!=0){</text:span></text:p>
          <text:p text:style-name="P6"><text:span text:style-name="T18"><text:s text:c="4"/></text:span><text:span text:style-name="T18">perror("Probleme fermeture de fichier");</text:span></text:p>
          <text:p text:style-name="P6"><text:span text:style-name="T18"><text:s text:c="2"/></text:span><text:span text:style-name="T18">} </text:span></text:p>
          <text:p text:style-name="P6"><text:span text:style-name="T18">}</text:span></text:p>
          <text:p text:style-name="P6"><text:span text:style-name="T1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8.4cm" svg:height="0.971cm" svg:x="9cm" svg:y="18cm">
          <draw:text-box>
            <text:p><text:span text:style-name="T19">eclec-fichier.c</text:span></text:p>
          </draw:text-box>
        </draw:frame>
        <draw:frame draw:style-name="gr15" draw:text-style-name="P17" draw:layer="layout" svg:width="7.2cm" svg:height="5.784cm" svg:x="16cm" svg:y="8.016cm">
          <draw:text-box>
            <text:p text:style-name="P16"><text:span text:style-name="T30">Il n’y a pas de garantie</text:span></text:p>
            <text:p text:style-name="P16"><text:span text:style-name="T30">où va être fait cette écriture</text:span></text:p>
            <text:p text:style-name="P16"><text:span text:style-name="T30">-&gt; cela dépend du buffer</text:span></text:p>
          </draw:text-box>
        </draw:frame>
        <draw:line draw:style-name="gr16" draw:text-style-name="P18" draw:layer="layout" svg:x1="10cm" svg:y1="11cm" svg:x2="16cm" svg:y2="8.4cm">
          <text:p/>
        </draw:lin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Contrôle du curseur</text:span></text:p>
          </draw:text-box>
        </draw:frame>
        <draw:frame presentation:style-name="pr4" draw:text-style-name="P5" draw:layer="layout" svg:width="25.199cm" svg:height="13.8cm" svg:x="1.401cm" svg:y="4.2cm" presentation:class="outline" presentation:user-transformed="true">
          <draw:text-box>
            <text:list text:style-name="L2">
              <text:list-item>
                <text:p><text:span text:style-name="T8">On peut déplacer le curseur ‘manuellement’ avec la fonction :</text:span></text:p>
                <text:list>
                  <text:list-item>
                    <text:p><text:span text:style-name="T25">int fseek(FILE *stream, long offset, int whence);</text:span></text:p>
                  </text:list-item>
                </text:list>
              </text:list-item>
              <text:list-item>
                <text:p><text:span text:style-name="T8">La nouvelle position est obtenue an ajoutant </text:span><text:span text:style-name="T25">offset </text:span><text:span text:style-name="T8">octet à la position</text:span><text:span text:style-name="T25"> whence</text:span></text:p>
              </text:list-item>
              <text:list-item>
                <text:p><text:span text:style-name="T25">whence peut prendre les valeurs suivantes :</text:span></text:p>
                <text:list>
                  <text:list-item>
                    <text:p><text:span text:style-name="T25">SEEK_SET : </text:span><text:span text:style-name="T8">début du fichier</text:span></text:p>
                  </text:list-item>
                  <text:list-item>
                    <text:p><text:span text:style-name="T25">SEEK_CUR : </text:span><text:span text:style-name="T8">position courante du buffer</text:span></text:p>
                  </text:list-item>
                  <text:list-item>
                    <text:p><text:span text:style-name="T25">SEEK_END : </text:span><text:span text:style-name="T8">fin du fichier</text:span></text:p>
                  </text:list-item>
                </text:list>
              </text:list-item>
              <text:list-item>
                <text:p><text:span text:style-name="T8">Retourne 0 si tout est ok, sinon -1 et met à jour </text:span><text:span text:style-name="T31">errno</text:span></text:p>
              </text:list-item>
              <text:list-item>
                <text:p><text:span text:style-name="T8">Ainsi </text:span><text:span text:style-name="T9">fseek(flux,0,SEEK_SET)</text:span><text:span text:style-name="T8"> ramène le curseur au début du fichier.</text:span></text:p>
              </text:list-item>
              <text:list-item>
                <text:p><text:span text:style-name="T8">On ne peut pas aller à une position avant le début du fichier</text:span></text:p>
              </text:list-item>
              <text:list-item>
                <text:p><text:span text:style-name="T8">Mais on peut avancer dans le fichier !</text:span></text:p>
                <text:p><text:span text:style-name="T8"/></text:p>
                <text:p><text:span text:style-name="T8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Exemple</text:span></text:p>
          </draw:text-box>
        </draw:frame>
        <draw:custom-shape draw:style-name="gr17" draw:text-style-name="P7" draw:layer="layout" svg:width="22.8cm" svg:height="16cm" svg:x="3.1cm" svg:y="2.8cm">
          <text:p text:style-name="P6"><text:span text:style-name="T18">#include &lt;stdio.h&gt;</text:span></text:p>
          <text:p text:style-name="P6"><text:span text:style-name="T18">#include &lt;stdlib.h&gt;</text:span></text:p>
          <text:p text:style-name="P6"><text:span text:style-name="T18">#include &lt;assert.h&gt;</text:span></text:p>
          <text:p text:style-name="P6"><text:span text:style-name="T18"/></text:p>
          <text:p text:style-name="P6"><text:span text:style-name="T18">int main(){</text:span></text:p>
          <text:p text:style-name="P6"><text:span text:style-name="T18"><text:s text:c="2"/></text:span><text:span text:style-name="T18">FILE *flux=fopen("fichier-test9.txt","w+");</text:span></text:p>
          <text:p text:style-name="P6"><text:span text:style-name="T18"><text:s text:c="2"/></text:span><text:span text:style-name="T18">if(flux==NULL){</text:span></text:p>
          <text:p text:style-name="P6"><text:span text:style-name="T18"><text:s text:c="4"/></text:span><text:span text:style-name="T18">perror("Probleme ouverture de fichier");</text:span></text:p>
          <text:p text:style-name="P6"><text:span text:style-name="T18"><text:s text:c="4"/></text:span><text:span text:style-name="T18">exit(EXIT_FAILURE);</text:span></text:p>
          <text:p text:style-name="P6"><text:span text:style-name="T18"><text:s text:c="2"/></text:span><text:span text:style-name="T18">}</text:span></text:p>
          <text:p text:style-name="P6"><text:span text:style-name="T18"><text:s text:c="2"/></text:span><text:span text:style-name="T18">int r=0;</text:span></text:p>
          <text:p text:style-name="P6"><text:span text:style-name="T18"><text:s text:c="2"/></text:span><text:span text:style-name="T18">r=fputs("Une phrase plus longue 1234455454.\n",flux);</text:span></text:p>
          <text:p text:style-name="P6"><text:span text:style-name="T18"><text:s text:c="2"/></text:span><text:span text:style-name="T18">assert(r!=EOF);</text:span></text:p>
          <text:p text:style-name="P6"><text:span text:style-name="T18"><text:s text:c="2"/></text:span><text:span text:style-name="T18">r=fseek(flux,0,SEEK_SET);</text:span></text:p>
          <text:p text:style-name="P6"><text:span text:style-name="T18"><text:s text:c="2"/></text:span><text:span text:style-name="T18">assert(r==0);</text:span></text:p>
          <text:p text:style-name="P6"><text:span text:style-name="T18"><text:s text:c="2"/></text:span><text:span text:style-name="T18">r=fputs("ABC",flux);</text:span></text:p>
          <text:p text:style-name="P6"><text:span text:style-name="T18"><text:s text:c="2"/></text:span><text:span text:style-name="T18">assert(r!=EOF);</text:span></text:p>
          <text:p text:style-name="P6"><text:span text:style-name="T18"><text:s text:c="2"/></text:span><text:span text:style-name="T18">r=fseek(flux,0,SEEK_END);</text:span></text:p>
          <text:p text:style-name="P6"><text:span text:style-name="T18"><text:s text:c="2"/></text:span><text:span text:style-name="T18">assert(r==0);</text:span></text:p>
          <text:p text:style-name="P6"><text:span text:style-name="T18"><text:s text:c="2"/></text:span><text:span text:style-name="T18">r=fputs("Fin\n",flux);</text:span></text:p>
          <text:p text:style-name="P6"><text:span text:style-name="T18"><text:s text:c="2"/></text:span><text:span text:style-name="T18">r=fseek(flux,0,SEEK_SET);</text:span></text:p>
          <text:p text:style-name="P6"><text:span text:style-name="T18"><text:s text:c="2"/></text:span><text:span text:style-name="T18">assert(r==0);</text:span></text:p>
          <text:p text:style-name="P6"><text:span text:style-name="T18"><text:s text:c="2"/></text:span><text:span text:style-name="T18">int c=fgetc(flux);</text:span></text:p>
          <text:p text:style-name="P6"><text:span text:style-name="T18"><text:s text:c="2"/></text:span><text:span text:style-name="T18">if(c!=EOF){</text:span></text:p>
          <text:p text:style-name="P6"><text:span text:style-name="T18"><text:s text:c="4"/></text:span><text:span text:style-name="T18">printf("Lu %c\n",c);</text:span></text:p>
          <text:p text:style-name="P6"><text:span text:style-name="T18"><text:s text:c="2"/></text:span><text:span text:style-name="T18">}</text:span></text:p>
          <text:p text:style-name="P6"><text:span text:style-name="T18"><text:s text:c="2"/></text:span><text:span text:style-name="T18">r=fclose(flux);</text:span></text:p>
          <text:p text:style-name="P6"><text:span text:style-name="T18"><text:s text:c="2"/></text:span><text:span text:style-name="T18">if(r!=0){</text:span></text:p>
          <text:p text:style-name="P6"><text:span text:style-name="T18"><text:s text:c="4"/></text:span><text:span text:style-name="T18">perror("Probleme fermeture de fichier");</text:span></text:p>
          <text:p text:style-name="P6"><text:span text:style-name="T18"><text:s text:c="2"/></text:span><text:span text:style-name="T18">} </text:span></text:p>
          <text:p text:style-name="P6"><text:span text:style-name="T18">}</text:span></text:p>
          <text:p text:style-name="P6"><text:span text:style-name="T1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8.4cm" svg:height="0.971cm" svg:x="15.8cm" svg:y="19.029cm">
          <draw:text-box>
            <text:p><text:span text:style-name="T19">fseek-fichier.c</text:span></text:p>
          </draw:text-box>
        </draw:frame>
        <draw:frame draw:style-name="gr18" draw:text-style-name="P15" draw:layer="layout" svg:width="11cm" svg:height="4.8cm" svg:x="14cm" svg:y="10.9cm">
          <draw:text-box>
            <text:p>À la fin le fichier contient :</text:p>
            <text:p/>
            <text:p text:style-name="P19"><text:span text:style-name="T28">ABC phrase plus longue 1234455454.</text:span></text:p>
            <text:p text:style-name="P20"><text:span text:style-name="T28">Fin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Exemple</text:span></text:p>
          </draw:text-box>
        </draw:frame>
        <draw:custom-shape draw:style-name="gr19" draw:text-style-name="P7" draw:layer="layout" svg:width="22.8cm" svg:height="15.7cm" svg:x="2cm" svg:y="3.1cm">
          <text:p text:style-name="P6"><text:span text:style-name="T18">int main(){</text:span></text:p>
          <text:p text:style-name="P6"><text:span text:style-name="T18"><text:s text:c="2"/></text:span><text:span text:style-name="T18">FILE *flux=fopen("fichier-test10.txt","r");</text:span></text:p>
          <text:p text:style-name="P6"><text:span text:style-name="T18"><text:s text:c="2"/></text:span><text:span text:style-name="T18">if(flux==NULL){</text:span></text:p>
          <text:p text:style-name="P6"><text:span text:style-name="T18"><text:s text:c="4"/></text:span><text:span text:style-name="T18">perror("Probleme ouverture de fichier");</text:span></text:p>
          <text:p text:style-name="P6"><text:span text:style-name="T18"><text:s text:c="4"/></text:span><text:span text:style-name="T18">exit(EXIT_FAILURE);</text:span></text:p>
          <text:p text:style-name="P6"><text:span text:style-name="T18"><text:s text:c="2"/></text:span><text:span text:style-name="T18">}</text:span></text:p>
          <text:p text:style-name="P6"><text:span text:style-name="T18"><text:s text:c="2"/></text:span><text:span text:style-name="T18">int r=0;</text:span></text:p>
          <text:p text:style-name="P6"><text:span text:style-name="T18"><text:s text:c="2"/></text:span><text:span text:style-name="T18">int cour=0;</text:span></text:p>
          <text:p text:style-name="P6"><text:span text:style-name="T18"><text:s text:c="2"/></text:span><text:span text:style-name="T18">int dec=0;</text:span></text:p>
          <text:p text:style-name="P6"><text:span text:style-name="T18"><text:s text:c="2"/></text:span><text:span text:style-name="T18">int i=0;</text:span></text:p>
          <text:p text:style-name="P6"><text:span text:style-name="T18"><text:s text:c="2"/></text:span><text:span text:style-name="T18">char *st="";</text:span></text:p>
          <text:p text:style-name="P6"><text:span text:style-name="T18"><text:s text:c="2"/></text:span><text:span text:style-name="T18">while((i=fgetc(flux))!=EOF){</text:span></text:p>
          <text:p text:style-name="P6"><text:span text:style-name="T18"><text:s text:c="4"/></text:span><text:span text:style-name="T18">if(i!='\n'){</text:span></text:p>
          <text:p text:style-name="P6"><text:span text:style-name="T18"><text:s text:c="6"/></text:span><text:span text:style-name="T18">++dec;</text:span></text:p>
          <text:p text:style-name="P6"><text:span text:style-name="T18"><text:s text:c="4"/></text:span><text:span text:style-name="T18">}else{</text:span></text:p>
          <text:p text:style-name="P6"><text:span text:style-name="T18"><text:s text:c="6"/></text:span><text:span text:style-name="T18">r=fseek(flux,cour,SEEK_SET);</text:span></text:p>
          <text:p text:style-name="P6"><text:span text:style-name="T18"><text:s text:c="6"/></text:span><text:span text:style-name="T18">assert(r==0);</text:span></text:p>
          <text:p text:style-name="P6"><text:span text:style-name="T18"><text:s text:c="6"/></text:span><text:span text:style-name="T18">st=malloc(sizeof(char)*(dec+2));</text:span></text:p>
          <text:p text:style-name="P6"><text:span text:style-name="T18"><text:s text:c="6"/></text:span><text:span text:style-name="T18">char *st2=fgets(st,dec+2,flux);</text:span></text:p>
          <text:p text:style-name="P6"><text:span text:style-name="T18"><text:s text:c="6"/></text:span><text:span text:style-name="T18">assert(st2!=NULL);</text:span></text:p>
          <text:p text:style-name="P6"><text:span text:style-name="T18"><text:s text:c="6"/></text:span><text:span text:style-name="T18">printf("%s",st);</text:span></text:p>
          <text:p text:style-name="P6"><text:span text:style-name="T18"><text:s text:c="6"/></text:span><text:span text:style-name="T18">free(st);</text:span></text:p>
          <text:p text:style-name="P6"><text:span text:style-name="T18"><text:s text:c="6"/></text:span><text:span text:style-name="T18">cour=cour+dec+1;</text:span></text:p>
          <text:p text:style-name="P6"><text:span text:style-name="T18"><text:s text:c="6"/></text:span><text:span text:style-name="T18">dec=0;</text:span></text:p>
          <text:p text:style-name="P6"><text:span text:style-name="T18"><text:s text:c="4"/></text:span><text:span text:style-name="T18">}</text:span></text:p>
          <text:p text:style-name="P6"><text:span text:style-name="T18"><text:s text:c="2"/></text:span><text:span text:style-name="T18">}</text:span></text:p>
          <text:p text:style-name="P6"><text:span text:style-name="T18"><text:s text:c="2"/></text:span><text:span text:style-name="T18">r=fclose(flux);</text:span></text:p>
          <text:p text:style-name="P6"><text:span text:style-name="T18"><text:s text:c="2"/></text:span><text:span text:style-name="T18">if(r!=0){</text:span></text:p>
          <text:p text:style-name="P6"><text:span text:style-name="T18"><text:s text:c="4"/></text:span><text:span text:style-name="T18">perror("Probleme fermeture de fichier");</text:span></text:p>
          <text:p text:style-name="P6"><text:span text:style-name="T18"><text:s text:c="2"/></text:span><text:span text:style-name="T18">} </text:span></text:p>
          <text:p text:style-name="P6"><text:span text:style-name="T1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8.4cm" svg:height="0.971cm" svg:x="3.8cm" svg:y="19.029cm">
          <draw:text-box>
            <text:p><text:span text:style-name="T19">fessek-fichier2.c</text:span></text:p>
          </draw:text-box>
        </draw:frame>
        <draw:frame draw:style-name="gr20" draw:text-style-name="P22" draw:layer="layout" svg:width="8.4cm" svg:height="3.095cm" svg:x="16.4cm" svg:y="6.6cm">
          <draw:text-box>
            <text:p text:style-name="P21"><text:span text:style-name="T32">Programme qui affiche les lignes d’un texte</text:span></text:p>
            <text:p text:style-name="P21"><text:span text:style-name="T32">cour indique où commence une ligne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Flux ouverts</text:span></text:p>
          </draw:text-box>
        </draw:frame>
        <draw:frame presentation:style-name="pr4" draw:text-style-name="P5" draw:layer="layout" svg:width="25.199cm" svg:height="13.8cm" svg:x="1.401cm" svg:y="4.2cm" presentation:class="outline" presentation:user-transformed="true">
          <draw:text-box>
            <text:list text:style-name="L2">
              <text:list-item>
                <text:p><text:span text:style-name="T8">Trois flux standards sont disponibles et déjà ouverts :</text:span></text:p>
                <text:list>
                  <text:list-item>
                    <text:p><text:span text:style-name="T8">stdin (le clavier)</text:span></text:p>
                  </text:list-item>
                  <text:list-item>
                    <text:p><text:span text:style-name="T8">stdout (le terminail)</text:span></text:p>
                  </text:list-item>
                  <text:list-item>
                    <text:p><text:span text:style-name="T8">stderr (unité d’affichage des messages d’erreur/par défaut le terminal)</text:span></text:p>
                  </text:list-item>
                </text:list>
              </text:list-item>
              <text:list-item>
                <text:p><text:span text:style-name="T8">Il est recommandé d’afficher les messages d’erreur sur stderr</text:span></text:p>
              </text:list-item>
              <text:list-item>
                <text:p><text:span text:style-name="T8">On peut ainsi faire du code affichant soit dans un fichier soit sur le terminal suivant des options</text:span></text:p>
                <text:p><text:span text:style-name="T8"/></text:p>
                <text:p><text:span text:style-name="T8"/></text:p>
                <text:p><text:span text:style-name="T8"/></text:p>
              </text:list-item>
            </text:list>
          </draw:text-box>
        </draw:frame>
        <draw:custom-shape draw:style-name="gr21" draw:text-style-name="P23" draw:layer="layout" svg:width="22.8cm" svg:height="4.4cm" svg:x="2.1cm" svg:y="12.4cm">
          <text:p text:style-name="P6"><text:span text:style-name="T33">FILE *f=NULL;</text:span></text:p>
          <text:p text:style-name="P6"><text:span text:style-name="T33">if(...){</text:span></text:p>
          <text:p text:style-name="P6"><text:span text:style-name="T33"><text:s text:c="2"/></text:span><text:span text:style-name="T33">f=stdout;</text:span></text:p>
          <text:p text:style-name="P6"><text:span text:style-name="T33">}else{</text:span></text:p>
          <text:p text:style-name="P6"><text:span text:style-name="T33"><text:s text:c="2"/></text:span><text:span text:style-name="T33">f=fopen(...)</text:span></text:p>
          <text:p text:style-name="P6"><text:span text:style-name="T33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Lecture et écriture de fichiers binaire</text:span></text:p>
          </draw:text-box>
        </draw:frame>
        <draw:frame presentation:style-name="pr4" draw:text-style-name="P5" draw:layer="layout" svg:width="25.199cm" svg:height="13.8cm" svg:x="1.401cm" svg:y="4.2cm" presentation:class="outline" presentation:user-transformed="true">
          <draw:text-box>
            <text:list text:style-name="L2">
              <text:list-item>
                <text:p><text:span text:style-name="T8">Pour ouvrir le fichier, on rajoute b au mode pour dire qu’il s’agit d’un fichier binaire (exemple de modes : rb, wb, a+b,...) </text:span></text:p>
              </text:list-item>
              <text:list-item>
                <text:p><text:span text:style-name="T8">On peut aussi lire et écrire des fichiers binaires</text:span></text:p>
                <text:list>
                  <text:list-item>
                    <text:p><text:span text:style-name="T25">size_t fread(void *restrict ptr, size_t size, size_t nitems,FILE *restrict stream);</text:span></text:p>
                  </text:list-item>
                </text:list>
              </text:list-item>
              <text:list-item>
                <text:p><text:span text:style-name="T8">permet de lire nitems objets de taille size et de les mettre dans ptr</text:span></text:p>
                <text:list>
                  <text:list-item>
                    <text:p><text:span text:style-name="T25">size_t fwrite(const void *restrict ptr, size_t size, size_t nitems, FILE *restrict stream);</text:span></text:p>
                  </text:list-item>
                </text:list>
              </text:list-item>
              <text:list-item>
                <text:p><text:span text:style-name="T8">permet d’écruire nitems objets de taille size depuis ptr</text:span></text:p>
              </text:list-item>
              <text:list-item>
                <text:p><text:span text:style-name="T8">Ces deux fonctions renvoient le nombre d’objets lus/écrits et si il y a un problème elles renvoient 0 (ou un nombre plus petit que le nombre d’objets à lire/écrire donné en argument)</text:span></text:p>
                <text:p><text:span text:style-name="T8"/></text:p>
                <text:p><text:span text:style-name="T8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Exemple</text:span></text:p>
          </draw:text-box>
        </draw:frame>
        <draw:custom-shape draw:style-name="gr22" draw:text-style-name="P12" draw:layer="layout" svg:width="22.8cm" svg:height="16.7cm" svg:x="3.4cm" svg:y="2.9cm">
          <text:p text:style-name="P24"><text:span text:style-name="T27">int main(){</text:span></text:p>
          <text:p text:style-name="P24"><text:span text:style-name="T27"><text:s text:c="2"/></text:span><text:span text:style-name="T27">unsigned tab[10]={1,2,3,4,5,6,7,8,9,10};</text:span></text:p>
          <text:p text:style-name="P24"><text:span text:style-name="T27"><text:s text:c="2"/></text:span><text:span text:style-name="T27">unsigned tab2[10];</text:span></text:p>
          <text:p text:style-name="P24"><text:span text:style-name="T27"><text:s text:c="2"/></text:span><text:span text:style-name="T27">FILE *flout=fopen("fichier-tab.bin","wb");</text:span></text:p>
          <text:p text:style-name="P24"><text:span text:style-name="T27"><text:s text:c="2"/></text:span><text:span text:style-name="T27">if(flout==NULL){</text:span></text:p>
          <text:p text:style-name="P24"><text:span text:style-name="T27"><text:s text:c="4"/></text:span><text:span text:style-name="T27">perror("Probleme ouverture de fichier");</text:span></text:p>
          <text:p text:style-name="P24"><text:span text:style-name="T27"><text:s text:c="4"/></text:span><text:span text:style-name="T27">exit(EXIT_FAILURE);</text:span></text:p>
          <text:p text:style-name="P24"><text:span text:style-name="T27"><text:s text:c="2"/></text:span><text:span text:style-name="T27">}</text:span></text:p>
          <text:p text:style-name="P24"><text:span text:style-name="T27"><text:s text:c="2"/></text:span><text:span text:style-name="T27">size_t r=fwrite(tab,sizeof(unsigned),10,flout);</text:span></text:p>
          <text:p text:style-name="P24"><text:span text:style-name="T27"><text:s text:c="2"/></text:span><text:span text:style-name="T27">if(r==0){</text:span></text:p>
          <text:p text:style-name="P24"><text:span text:style-name="T27"><text:s text:c="4"/></text:span><text:span text:style-name="T27">perror("Probleme d'ecriture");</text:span></text:p>
          <text:p text:style-name="P24"><text:span text:style-name="T27"><text:s text:c="4"/></text:span><text:span text:style-name="T27">exit(EXIT_FAILURE);</text:span></text:p>
          <text:p text:style-name="P24"><text:span text:style-name="T27"><text:s text:c="2"/></text:span><text:span text:style-name="T27">}</text:span></text:p>
          <text:p text:style-name="P24"><text:span text:style-name="T27"><text:s text:c="2"/></text:span><text:span text:style-name="T27">int r2=fclose(flout);</text:span></text:p>
          <text:p text:style-name="P24"><text:span text:style-name="T27"><text:s text:c="2"/></text:span><text:span text:style-name="T27">if(r2!=0){</text:span></text:p>
          <text:p text:style-name="P24"><text:span text:style-name="T27"><text:s text:c="4"/></text:span><text:span text:style-name="T27">perror("Probleme fermeture de fichier flout");</text:span></text:p>
          <text:p text:style-name="P24"><text:span text:style-name="T27"><text:s text:c="4"/></text:span><text:span text:style-name="T27">exit(EXIT_FAILURE);</text:span></text:p>
          <text:p text:style-name="P24"><text:span text:style-name="T27"><text:s text:c="2"/></text:span><text:span text:style-name="T27">}</text:span></text:p>
          <text:p text:style-name="P24"><text:span text:style-name="T27"><text:s text:c="2"/></text:span><text:span text:style-name="T27">FILE *flin=fopen("fichier-tab.bin","rb");</text:span></text:p>
          <text:p text:style-name="P24"><text:span text:style-name="T27"><text:s text:c="2"/></text:span><text:span text:style-name="T27">if(flin==NULL){</text:span></text:p>
          <text:p text:style-name="P24"><text:span text:style-name="T27"><text:s text:c="4"/></text:span><text:span text:style-name="T27">perror("Probleme ouverture de fichier");</text:span></text:p>
          <text:p text:style-name="P24"><text:span text:style-name="T27"><text:s text:c="4"/></text:span><text:span text:style-name="T27">exit(EXIT_FAILURE);</text:span></text:p>
          <text:p text:style-name="P24"><text:span text:style-name="T27"><text:s text:c="2"/></text:span><text:span text:style-name="T27">}</text:span></text:p>
          <text:p text:style-name="P24"><text:span text:style-name="T27"><text:s text:c="2"/></text:span><text:span text:style-name="T27">r=fread(tab2,sizeof(unsigned),10,flin);</text:span></text:p>
          <text:p text:style-name="P24"><text:span text:style-name="T27"><text:s text:c="2"/></text:span><text:span text:style-name="T27">if(r==0){</text:span></text:p>
          <text:p text:style-name="P24"><text:span text:style-name="T27"><text:s text:c="4"/></text:span><text:span text:style-name="T27">perror("Probleme de lectures");</text:span></text:p>
          <text:p text:style-name="P24"><text:span text:style-name="T27"><text:s text:c="4"/></text:span><text:span text:style-name="T27">exit(EXIT_FAILURE);</text:span></text:p>
          <text:p text:style-name="P24"><text:span text:style-name="T27"><text:s text:c="2"/></text:span><text:span text:style-name="T27">}</text:span></text:p>
          <text:p text:style-name="P24"><text:span text:style-name="T27"><text:s text:c="2"/></text:span><text:span text:style-name="T27">r2=fclose(flin);</text:span></text:p>
          <text:p text:style-name="P24"><text:span text:style-name="T27"><text:s text:c="2"/></text:span><text:span text:style-name="T27">if(r2!=0){</text:span></text:p>
          <text:p text:style-name="P24"><text:span text:style-name="T27"><text:s text:c="4"/></text:span><text:span text:style-name="T27">perror("Probleme fermeture de fichier flin");</text:span></text:p>
          <text:p text:style-name="P24"><text:span text:style-name="T27"><text:s text:c="4"/></text:span><text:span text:style-name="T27">exit(EXIT_FAILURE);</text:span></text:p>
          <text:p text:style-name="P24"><text:span text:style-name="T27"><text:s text:c="2"/></text:span><text:span text:style-name="T27">}</text:span></text:p>
          <text:p text:style-name="P24"><text:span text:style-name="T27"><text:s text:c="2"/></text:span><text:span text:style-name="T27">printf("tab2 : [");</text:span></text:p>
          <text:p text:style-name="P24"><text:span text:style-name="T27"><text:s text:c="2"/></text:span><text:span text:style-name="T27">for(unsigned *t=tab2;t&lt;tab2+10;++t){</text:span></text:p>
          <text:p text:style-name="P24"><text:span text:style-name="T27"><text:s text:c="4"/></text:span><text:span text:style-name="T27">printf("%u ",*t);</text:span></text:p>
          <text:p text:style-name="P24"><text:span text:style-name="T27"><text:s text:c="2"/></text:span><text:span text:style-name="T27">}</text:span></text:p>
          <text:p text:style-name="P24"><text:span text:style-name="T27"><text:s text:c="2"/></text:span><text:span text:style-name="T27">printf("]\n");</text:span></text:p>
          <text:p text:style-name="P24"><text:span text:style-name="T2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8" draw:layer="layout" svg:width="8.4cm" svg:height="0.971cm" svg:x="13.2cm" svg:y="19.8cm">
          <draw:text-box>
            <text:p><text:span text:style-name="T19">lecbin-fichier.c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Avoir plusieurs fichiers</text:span></text:p>
          </draw:text-box>
        </draw:frame>
        <draw:frame presentation:style-name="pr4" draw:text-style-name="P5" draw:layer="layout" svg:width="25.199cm" svg:height="13.8cm" svg:x="1.401cm" svg:y="4.2cm" presentation:class="outline" presentation:user-transformed="true">
          <draw:text-box>
            <text:list text:style-name="L2">
              <text:list-item>
                <text:p><text:span text:style-name="T8">Pour organiser son code, il peut être utile de séparer son code dans plusieurs fichiers</text:span></text:p>
              </text:list-item>
              <text:list-item>
                <text:p><text:span text:style-name="T8">Par exemple un fichier avec la description des fonctions manipulant les listes et un fichier avec le programme principal</text:span></text:p>
              </text:list-item>
              <text:list-item>
                <text:p><text:span text:style-name="T8">Comment faire cela ?</text:span></text:p>
              </text:list-item>
              <text:list-item>
                <text:p><text:span text:style-name="T8">Comment indiquer où sont les fonctions à utiliser ?</text:span></text:p>
              </text:list-item>
              <text:list-item>
                <text:p><text:span text:style-name="T8">Comment compiler des fichiers qui ne sont pas des exécutables</text:span></text:p>
              </text:list-item>
              <text:list-item>
                <text:p><text:span text:style-name="T8">On va parler de modules en C</text:span></text:p>
                <text:p><text:span text:style-name="T8"/></text:p>
                <text:p><text:span text:style-name="T8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Fichier .c et .h et .o</text:span></text:p>
          </draw:text-box>
        </draw:frame>
        <draw:frame presentation:style-name="pr4" draw:text-style-name="P5" draw:layer="layout" svg:width="25.199cm" svg:height="13.8cm" svg:x="1.401cm" svg:y="4.2cm" presentation:class="outline" presentation:user-transformed="true">
          <draw:text-box>
            <text:list text:style-name="L2">
              <text:list-item>
                <text:p><text:span text:style-name="T8">Par exemple, supposons que dans un fichier, on veut mettre toutes les fonctions liées aux listes simplement chaînées</text:span></text:p>
              </text:list-item>
              <text:list-item>
                <text:p><text:span text:style-name="T8">Pour cela on va créer deux fichiers :</text:span></text:p>
                <text:list>
                  <text:list-item>
                    <text:p><text:span text:style-name="T8">liste.h : il contient la description du type de liste ainsi que les prototypes <text:s/>de chacune des fonctions, chaque prototype va être précédé du mot clef extern (pour dire que la définition de la fonction est dans un autre fichier)</text:span></text:p>
                  </text:list-item>
                  <text:list-item>
                    <text:p><text:span text:style-name="T8">liste.c : il va contenir les différentes descriptions des fonctions mais pas de main</text:span></text:p>
                  </text:list-item>
                </text:list>
              </text:list-item>
              <text:list-item>
                <text:p><text:span text:style-name="T16">Dans liste.c on va aussi dire où trouver le type liste et les prototypes des fonctions en faisant au début </text:span><text:span text:style-name="T34">#include </text:span><text:span text:style-name="T35">"liste.h</text:span><text:span text:style-name="T35">"</text:span></text:p>
              </text:list-item>
              <text:list-item>
                <text:p><text:span text:style-name="T36">À la compilation cet include est remplacé par le contenu du fichier .h</text:span></text:p>
              </text:list-item>
              <text:list-item>
                <text:p><text:span text:style-name="T16">Règle : si on utilise le même nom dans le .h que dans le .c correspondant</text:span></text:p>
              </text:list-item>
              <text:list-item>
                <text:p><text:span text:style-name="T16">Pour compiler liste.c, on fait </text:span></text:p>
                <text:list>
                  <text:list-header>
                    <text:p text:style-name="P1"><text:span text:style-name="T37">gcc -Wall -c liste.c</text:span></text:p>
                  </text:list-header>
                  <text:list-item>
                    <text:p><text:span text:style-name="T16">Produit un fichier objet liste.o non exécutable</text:span></text:p>
                  </text:list-item>
                </text:list>
              </text:list-item>
              <text:list-item>
                <text:p><text:span text:style-name="T16">On ne fait pas de .h pour le fichier contenant le main, et il doit inclure tous les .h des fichiers qu’il utilise</text:span></text:p>
                <text:p><text:span text:style-name="T8"/></text:p>
                <text:p><text:span text:style-name="T8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Exemple</text:span></text:p>
          </draw:text-box>
        </draw:frame>
        <draw:custom-shape draw:style-name="gr23" draw:text-style-name="P7" draw:layer="layout" svg:width="22.8cm" svg:height="8.2cm" svg:x="3.2cm" svg:y="5cm">
          <text:p text:style-name="P6"><text:span text:style-name="T18">struct noeud {</text:span></text:p>
          <text:p text:style-name="P6"><text:span text:style-name="T18"><text:s text:c="2"/></text:span><text:span text:style-name="T18">int val;</text:span></text:p>
          <text:p text:style-name="P6"><text:span text:style-name="T18"><text:s text:c="2"/></text:span><text:span text:style-name="T18">struct noeud *succ;</text:span></text:p>
          <text:p text:style-name="P6"><text:span text:style-name="T18">};</text:span></text:p>
          <text:p text:style-name="P6"><text:span text:style-name="T18"/></text:p>
          <text:p text:style-name="P6"><text:span text:style-name="T18">typedef struct noeud noeud;</text:span></text:p>
          <text:p text:style-name="P6"><text:span text:style-name="T18"/></text:p>
          <text:p text:style-name="P6"><text:span text:style-name="T18">extern noeud *creation_noeud(int);</text:span></text:p>
          <text:p text:style-name="P6"><text:span text:style-name="T18">extern noeud *insertion_tete(noeud *,int);</text:span></text:p>
          <text:p text:style-name="P6"><text:span text:style-name="T18">extern noeud *insertion_queue(noeud *,int);</text:span></text:p>
          <text:p text:style-name="P6"><text:span text:style-name="T18">extern void print_list(noeud *);</text:span></text:p>
          <text:p text:style-name="P6"><text:span text:style-name="T18">extern noeud *efface_tete(noeud *);</text:span></text:p>
          <text:p text:style-name="P6"><text:span text:style-name="T18">extern noeud *efface_queue(noeud *);</text:span></text:p>
          <text:p text:style-name="P6"><text:span text:style-name="T18">extern noeud *efface_val(noeud *,int);</text:span></text:p>
          <text:p text:style-name="P6"><text:span text:style-name="T18">extern noeud *reverse(noeud *);</text:span></text:p>
          <text:p text:style-name="P6"><text:span text:style-name="T1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8.4cm" svg:height="0.971cm" svg:x="9.8cm" svg:y="13.829cm">
          <draw:text-box>
            <text:p><text:span text:style-name="T19">liste.h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Exemple</text:span></text:p>
          </draw:text-box>
        </draw:frame>
        <draw:custom-shape draw:style-name="gr24" draw:text-style-name="P7" draw:layer="layout" svg:width="22.8cm" svg:height="10.8cm" svg:x="3.2cm" svg:y="5cm">
          <text:p text:style-name="P6"><text:span text:style-name="T18">#include "liste.h"</text:span></text:p>
          <text:p text:style-name="P6"><text:span text:style-name="T18">#include &lt;stdio.h&gt;</text:span></text:p>
          <text:p text:style-name="P6"><text:span text:style-name="T18">#include &lt;stdlib.h&gt;</text:span></text:p>
          <text:p text:style-name="P6"><text:span text:style-name="T18">#include &lt;assert.h&gt;</text:span></text:p>
          <text:p text:style-name="P6"><text:span text:style-name="T18"/></text:p>
          <text:p text:style-name="P6"><text:span text:style-name="T18">noeud *creation_noeud(int v){</text:span></text:p>
          <text:p text:style-name="P6"><text:span text:style-name="T18"><text:s text:c="2"/></text:span><text:span text:style-name="T18">noeud *n=malloc(sizeof(noeud));</text:span></text:p>
          <text:p text:style-name="P6"><text:span text:style-name="T18"><text:s text:c="2"/></text:span><text:span text:style-name="T18">n-&gt;val=v;</text:span></text:p>
          <text:p text:style-name="P6"><text:span text:style-name="T18"><text:s text:c="2"/></text:span><text:span text:style-name="T18">n-&gt;succ=NULL;</text:span></text:p>
          <text:p text:style-name="P6"><text:span text:style-name="T18"><text:s text:c="2"/></text:span><text:span text:style-name="T18">return n;</text:span></text:p>
          <text:p text:style-name="P6"><text:span text:style-name="T18">}</text:span></text:p>
          <text:p text:style-name="P6"><text:span text:style-name="T18"/></text:p>
          <text:p text:style-name="P6"><text:span text:style-name="T18">noeud *insertion_tete(noeud *li,int v){</text:span></text:p>
          <text:p text:style-name="P6"><text:span text:style-name="T18"><text:s text:c="2"/></text:span><text:span text:style-name="T18">noeud *n=malloc(sizeof(noeud));</text:span></text:p>
          <text:p text:style-name="P6"><text:span text:style-name="T18"><text:s text:c="2"/></text:span><text:span text:style-name="T18">n-&gt;val=v;</text:span></text:p>
          <text:p text:style-name="P6"><text:span text:style-name="T18"><text:s text:c="2"/></text:span><text:span text:style-name="T18">n-&gt;succ=li;</text:span></text:p>
          <text:p text:style-name="P6"><text:span text:style-name="T18"><text:s text:c="2"/></text:span><text:span text:style-name="T18">return n;</text:span></text:p>
          <text:p text:style-name="P6"><text:span text:style-name="T18">}</text:span></text:p>
          <text:p text:style-name="P6"><text:span text:style-name="T18"/></text:p>
          <text:p text:style-name="P6"><text:span text:style-name="T18">....</text:span></text:p>
          <text:p text:style-name="P6"><text:span text:style-name="T1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8.4cm" svg:height="0.971cm" svg:x="9.8cm" svg:y="16.329cm">
          <draw:text-box>
            <text:p><text:span text:style-name="T19">liste.c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Exemple</text:span></text:p>
          </draw:text-box>
        </draw:frame>
        <draw:custom-shape draw:style-name="gr25" draw:text-style-name="P7" draw:layer="layout" svg:width="22.8cm" svg:height="13.7cm" svg:x="3.1cm" svg:y="3.5cm">
          <text:p text:style-name="P6"><text:span text:style-name="T18">#include &lt;stdio.h&gt;</text:span></text:p>
          <text:p text:style-name="P6"><text:span text:style-name="T18">#include &lt;stdlib.h&gt;</text:span></text:p>
          <text:p text:style-name="P6"><text:span text:style-name="T18">#include &lt;assert.h&gt;</text:span></text:p>
          <text:p text:style-name="P6"><text:span text:style-name="T18">#include "liste.h"</text:span></text:p>
          <text:p text:style-name="P6"><text:span text:style-name="T18"/></text:p>
          <text:p text:style-name="P6"><text:span text:style-name="T18">int main(){</text:span></text:p>
          <text:p text:style-name="P6"><text:span text:style-name="T18"><text:s text:c="2"/></text:span><text:span text:style-name="T18">noeud *li=insertion_tete(NULL,1);</text:span></text:p>
          <text:p text:style-name="P6"><text:span text:style-name="T18"><text:s text:c="2"/></text:span><text:span text:style-name="T18">li=insertion_tete(li,2);</text:span></text:p>
          <text:p text:style-name="P6"><text:span text:style-name="T18"><text:s text:c="2"/></text:span><text:span text:style-name="T18">li=insertion_tete(li,3);</text:span></text:p>
          <text:p text:style-name="P6"><text:span text:style-name="T18"><text:s text:c="2"/></text:span><text:span text:style-name="T18">li=insertion_tete(li,4);</text:span></text:p>
          <text:p text:style-name="P6"><text:span text:style-name="T18"><text:s text:c="2"/></text:span><text:span text:style-name="T18">print_list(li);</text:span></text:p>
          <text:p text:style-name="P6"><text:span text:style-name="T18"><text:s text:c="2"/></text:span><text:span text:style-name="T18">li=insertion_queue(li,10);</text:span></text:p>
          <text:p text:style-name="P6"><text:span text:style-name="T18"><text:s text:c="2"/></text:span><text:span text:style-name="T18">li=insertion_queue(li,11);</text:span></text:p>
          <text:p text:style-name="P6"><text:span text:style-name="T18"><text:s text:c="2"/></text:span><text:span text:style-name="T18">print_list(li);</text:span></text:p>
          <text:p text:style-name="P6"><text:span text:style-name="T18"><text:s text:c="2"/></text:span><text:span text:style-name="T18">li=efface_queue(li);</text:span></text:p>
          <text:p text:style-name="P6"><text:span text:style-name="T18"><text:s text:c="2"/></text:span><text:span text:style-name="T18">print_list(li);</text:span></text:p>
          <text:p text:style-name="P6"><text:span text:style-name="T18"><text:s text:c="2"/></text:span><text:span text:style-name="T18">li=efface_val(li,2);</text:span></text:p>
          <text:p text:style-name="P6"><text:span text:style-name="T18"><text:s text:c="2"/></text:span><text:span text:style-name="T18">li=efface_val(li,15);</text:span></text:p>
          <text:p text:style-name="P6"><text:span text:style-name="T18"><text:s text:c="2"/></text:span><text:span text:style-name="T18">print_list(li);</text:span></text:p>
          <text:p text:style-name="P6"><text:span text:style-name="T18"><text:s text:c="2"/></text:span><text:span text:style-name="T18">li=efface_val(li,4);</text:span></text:p>
          <text:p text:style-name="P6"><text:span text:style-name="T18"><text:s text:c="2"/></text:span><text:span text:style-name="T18">print_list(li);</text:span></text:p>
          <text:p text:style-name="P6"><text:span text:style-name="T18"><text:s text:c="2"/></text:span><text:span text:style-name="T18">li=efface_queue(li);</text:span></text:p>
          <text:p text:style-name="P6"><text:span text:style-name="T18"><text:s text:c="2"/></text:span><text:span text:style-name="T18">print_list(li);</text:span></text:p>
          <text:p text:style-name="P6"><text:span text:style-name="T18"><text:s text:c="2"/></text:span><text:span text:style-name="T18">li=reverse(li);</text:span></text:p>
          <text:p text:style-name="P6"><text:span text:style-name="T18"><text:s text:c="2"/></text:span><text:span text:style-name="T18">print_list(li);</text:span></text:p>
          <text:p text:style-name="P6"><text:span text:style-name="T1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8.4cm" svg:height="0.971cm" svg:x="10.6cm" svg:y="17.8cm">
          <draw:text-box>
            <text:p><text:span text:style-name="T19">prog.c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Exemple</text:span></text:p>
          </draw:text-box>
        </draw:frame>
        <draw:frame presentation:style-name="pr4" draw:text-style-name="P5" draw:layer="layout" svg:width="25.199cm" svg:height="13.8cm" svg:x="1.401cm" svg:y="4.2cm" presentation:class="outline" presentation:user-transformed="true">
          <draw:text-box>
            <text:list text:style-name="L2">
              <text:list-item>
                <text:p><text:span text:style-name="T8">Pour compiler le code précédent on va faire :</text:span></text:p>
                <text:list>
                  <text:list-item>
                    <text:p><text:span text:style-name="T34">gcc -Wall -c liste.c </text:span></text:p>
                  </text:list-item>
                  <text:list-item>
                    <text:p><text:span text:style-name="T16">=&gt; crée le fichier liste.o</text:span></text:p>
                  </text:list-item>
                  <text:list-item>
                    <text:p><text:span text:style-name="T34">gcc -Wall -c prog.c</text:span></text:p>
                  </text:list-item>
                  <text:list-item>
                    <text:p><text:span text:style-name="T16">=&gt; crée le fichier prog.o</text:span></text:p>
                  </text:list-item>
                  <text:list-item>
                    <text:p><text:span text:style-name="T34">gcc -Wall -o prog liste.o prog.o </text:span></text:p>
                  </text:list-item>
                  <text:list-item>
                    <text:p><text:span text:style-name="T16">=&gt; fait le lien entre les différents fichiers objets et génère l’exécutable</text:span></text:p>
                  </text:list-item>
                </text:list>
              </text:list-item>
              <text:list-item>
                <text:p><text:span text:style-name="T17">Attention</text:span><text:span text:style-name="T16"> : quand on crée l’exécutable, </text:span><text:span text:style-name="T17">il ne faut qu’il n’y ait une seule fonction main dans le différents fichiers .o</text:span></text:p>
                <text:list>
                  <text:list-item>
                    <text:p><text:span text:style-name="T16">si on met un main dans liste.c, on a une erreur</text:span></text:p>
                  </text:list-item>
                </text:list>
                <text:p><text:span text:style-name="T8"/></text:p>
                <text:p><text:span text:style-name="T8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Éviter les inclusions multiples</text:span></text:p>
          </draw:text-box>
        </draw:frame>
        <draw:frame presentation:style-name="pr4" draw:text-style-name="P5" draw:layer="layout" svg:width="25.199cm" svg:height="13.8cm" svg:x="1.401cm" svg:y="4.2cm" presentation:class="outline" presentation:user-transformed="true">
          <draw:text-box>
            <text:list text:style-name="L2">
              <text:list-item>
                <text:p><text:span text:style-name="T8">Supposons que l’on ait liste.h</text:span></text:p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</text:list-item>
              <text:list-item>
                <text:p><text:span text:style-name="T16">Et l’on veuille mettre dans un fichier listtab.h la fonction qui crée une liste a partir d’un tableau</text:span></text:p>
                <text:p><text:span text:style-name="T8"/></text:p>
              </text:list-item>
              <text:list-item>
                <text:p><text:span text:style-name="T8">Le problème est que si l’on inclut que listtab.h ensuite, le programme ne connait pas liste, il faut donc ajouter include liste.h à listtab</text:span></text:p>
              </text:list-item>
              <text:list-item>
                <text:p><text:span text:style-name="T8">Mais si un programme utiliste liste.h et listtab.h, liste.h sera inclus deux fois</text:span></text:p>
                <text:p><text:span text:style-name="T8"/></text:p>
              </text:list-item>
            </text:list>
          </draw:text-box>
        </draw:frame>
        <draw:custom-shape draw:style-name="gr26" draw:text-style-name="P12" draw:layer="layout" svg:width="22.8cm" svg:height="7cm" svg:x="3.1cm" svg:y="5.4cm">
          <text:p text:style-name="P24"><text:span text:style-name="T27">struct noeud {</text:span></text:p>
          <text:p text:style-name="P24"><text:span text:style-name="T27"><text:s text:c="2"/></text:span><text:span text:style-name="T27">int val;</text:span></text:p>
          <text:p text:style-name="P24"><text:span text:style-name="T27"><text:s text:c="2"/></text:span><text:span text:style-name="T27">struct noeud *succ;</text:span></text:p>
          <text:p text:style-name="P24"><text:span text:style-name="T27">};</text:span></text:p>
          <text:p text:style-name="P24"><text:span text:style-name="T27"/></text:p>
          <text:p text:style-name="P24"><text:span text:style-name="T27">typedef struct noeud noeud;</text:span></text:p>
          <text:p text:style-name="P24"><text:span text:style-name="T27"/></text:p>
          <text:p text:style-name="P24"><text:span text:style-name="T27">extern noeud *creation_noeud(int);</text:span></text:p>
          <text:p text:style-name="P24"><text:span text:style-name="T27">extern noeud *insertion_tete(noeud *,int);</text:span></text:p>
          <text:p text:style-name="P24"><text:span text:style-name="T27">extern noeud *insertion_queue(noeud *,int);</text:span></text:p>
          <text:p text:style-name="P24"><text:span text:style-name="T27">extern void print_list(noeud *);</text:span></text:p>
          <text:p text:style-name="P24"><text:span text:style-name="T27">extern noeud *efface_tete(noeud *);</text:span></text:p>
          <text:p text:style-name="P24"><text:span text:style-name="T27">extern noeud *efface_queue(noeud *);</text:span></text:p>
          <text:p text:style-name="P24"><text:span text:style-name="T27">extern noeud *efface_val(noeud *,int);</text:span></text:p>
          <text:p text:style-name="P24"><text:span text:style-name="T27">extern noeud *reverse(noeud *);</text:span></text:p>
          <text:p text:style-name="P24"><text:span text:style-name="T2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draw:layer="layout" svg:width="22.8cm" svg:height="1.2cm" svg:x="2.4cm" svg:y="13.6cm">
          <text:p text:style-name="P6"><text:span text:style-name="T18">extern noeud *create_liste(int *);</text:span></text:p>
          <text:p text:style-name="P6"><text:span text:style-name="T18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Éviter les inclusions multiples</text:span></text:p>
          </draw:text-box>
        </draw:frame>
        <draw:frame draw:style-name="gr3" draw:text-style-name="P8" draw:layer="layout" svg:width="8.4cm" svg:height="0.971cm" svg:x="10.2cm" svg:y="14cm">
          <draw:text-box>
            <text:p><text:span text:style-name="T19">liste.h</text:span></text:p>
          </draw:text-box>
        </draw:frame>
        <draw:custom-shape draw:style-name="gr28" draw:text-style-name="P27" draw:layer="layout" svg:width="22.8cm" svg:height="9.8cm" svg:x="3cm" svg:y="3.5cm">
          <text:p text:style-name="P25"><text:span text:style-name="T18">#ifndef LISTE_H</text:span></text:p>
          <text:p text:style-name="P26"><text:span text:style-name="T18">#define LISTE_H</text:span></text:p>
          <text:p text:style-name="P6"><text:span text:style-name="T18">struct noeud {</text:span></text:p>
          <text:p text:style-name="P6"><text:span text:style-name="T18"><text:s text:c="2"/></text:span><text:span text:style-name="T18">int val;</text:span></text:p>
          <text:p text:style-name="P6"><text:span text:style-name="T18"><text:s text:c="2"/></text:span><text:span text:style-name="T18">struct noeud *succ;</text:span></text:p>
          <text:p text:style-name="P6"><text:span text:style-name="T18">};</text:span></text:p>
          <text:p text:style-name="P6"><text:span text:style-name="T18"/></text:p>
          <text:p text:style-name="P6"><text:span text:style-name="T18">typedef struct noeud noeud;</text:span></text:p>
          <text:p text:style-name="P6"><text:span text:style-name="T18"/></text:p>
          <text:p text:style-name="P6"><text:span text:style-name="T18">extern noeud *creation_noeud(int);</text:span></text:p>
          <text:p text:style-name="P6"><text:span text:style-name="T18">extern noeud *insertion_tete(noeud *,int);</text:span></text:p>
          <text:p text:style-name="P6"><text:span text:style-name="T18">extern noeud *insertion_queue(noeud *,int);</text:span></text:p>
          <text:p text:style-name="P6"><text:span text:style-name="T18">extern void print_list(noeud *);</text:span></text:p>
          <text:p text:style-name="P6"><text:span text:style-name="T18">extern noeud *efface_tete(noeud *);</text:span></text:p>
          <text:p text:style-name="P6"><text:span text:style-name="T18">extern noeud *efface_queue(noeud *);</text:span></text:p>
          <text:p text:style-name="P6"><text:span text:style-name="T18">extern noeud *efface_val(noeud *,int);</text:span></text:p>
          <text:p text:style-name="P6"><text:span text:style-name="T18">extern noeud *reverse(noeud *);</text:span></text:p>
          <text:p text:style-name="P25"><text:span text:style-name="T18">#end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8" draw:layer="layout" svg:width="19.2cm" svg:height="3.806cm" svg:x="3.4cm" svg:y="15.4cm">
          <draw:text-box>
            <text:p>LISTE_H est une macro qui sert à la précompilation, en gros on dit si la macro n’est pas définie alors on la définit et on copie le texte jusqu’à endif sinon on ne fait rien</text:p>
            <text:p>Les prototypes ne seront copiés qu’une fois en cas de plusieurs include de liste.h qui s’enchaînent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 text:style-name="P1"><text:span text:style-name="T6">Bien structurer son code</text:span></text:p>
          </draw:text-box>
        </draw:frame>
        <draw:frame presentation:style-name="pr4" draw:text-style-name="P5" draw:layer="layout" svg:width="25.199cm" svg:height="13.8cm" svg:x="1.401cm" svg:y="4.2cm" presentation:class="outline" presentation:user-transformed="true">
          <draw:text-box>
            <text:list text:style-name="L2">
              <text:list-item>
                <text:p><text:span text:style-name="T16">Une règle importante :</text:span></text:p>
                <text:list>
                  <text:list-item>
                    <text:p><text:span text:style-name="T17">Dans un programme il ne peut pas y avoir deux fonctions avec le même nom même si les prototypes sont différents</text:span></text:p>
                  </text:list-item>
                  <text:list-item>
                    <text:p><text:span text:style-name="T16">Ainsi on ne peut pas avoir dans un fichier fic1.c une fonction int f() et dans un fichier fic2.c une fonction double f(int x)</text:span></text:p>
                  </text:list-item>
                  <text:list-item>
                    <text:p><text:span text:style-name="T16">Si l’on fait gcc -Wall -o prog fic1.o fic2.o, le compilateur ne saura pas faire le lien correctement</text:span></text:p>
                  </text:list-item>
                </text:list>
              </text:list-item>
              <text:list-item>
                <text:p><text:span text:style-name="T34">Il est important de bien structurer son code et aussi de se rappeler de recompiler les fichiers .o dont le .c a été changé !!!!</text:span></text:p>
                <text:p><text:span text:style-name="T8"/></text:p>
                <text:p><text:span text:style-name="T8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1" svg:font-family="AndaleMono"/>
    <style:font-face style:name="Menlo-Regular" svg:font-family="Menlo-Regular"/>
    <style:font-face style:name="FreeMono1" svg:font-family="FreeMono" style:font-family-generic="modern" style:font-pitch="fixed"/>
    <style:font-face style:name="AndaleMono" svg:font-family="AndaleMono" style:font-pitch="variable"/>
    <style:font-face style:name="Arial3" svg:font-family="Arial" style:font-pitch="variable"/>
    <style:font-face style:name="Lucida Sans1" svg:font-family="'Lucida Sans'" style:font-pitch="variable"/>
    <style:font-face style:name="SimSun1" svg:font-family="SimSun" style:font-pitch="variable"/>
    <style:font-face style:name="American Typewriter" svg:font-family="'American Typewriter'" style:font-family-generic="modern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Painted_20_White" draw:display-name="Painted White" xlink:href="Pictures/10000000000002000000020078E0C5CCAA3328BC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draw:stroke-dash="Dashed_20__28_var_29__20_2" svg:stroke-width="0cm" svg:stroke-color="#000000" draw:marker-start-width="0.2cm" draw:marker-end-width="0.2cm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7T18:58:36.283211000</meta:creation-date>
    <dc:date>2023-04-04T15:30:53.005996023</dc:date>
    <meta:editing-duration>P3DT15H13M41S</meta:editing-duration>
    <meta:editing-cycles>521</meta:editing-cycles>
    <meta:generator>LibreOffice/6.2.5.2$MacOSX_X86_64 LibreOffice_project/1ec314fa52f458adc18c4f025c545a4e8b22c159</meta:generator>
    <meta:document-statistic meta:object-count="193"/>
  </office:meta>
</office:document-meta>
</file>